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291fb90"/>
    </style:style>
    <style:style style:name="P2"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31cf759"/>
    </style:style>
    <style:style style:name="P3" style:family="paragraph" style:parent-style-name="Text_20_body">
      <style:paragraph-properties fo:margin-left="0in" fo:margin-right="0in" fo:text-align="start" style:justify-single-word="false" fo:text-indent="0in" style:auto-text-indent="false"/>
      <style:text-properties style:font-name="Arial" fo:font-weight="bold" officeooo:rsid="019ee218" officeooo:paragraph-rsid="02bb47e9" style:font-weight-asian="bold" style:font-weight-complex="bold"/>
    </style:style>
    <style:style style:name="P4" style:family="paragraph" style:parent-style-name="Text_20_body">
      <style:paragraph-properties fo:margin-left="0in" fo:margin-right="0in" fo:text-align="start" style:justify-single-word="false" fo:text-indent="0in" style:auto-text-indent="false"/>
      <style:text-properties style:font-name="Arial" officeooo:rsid="012e05d5" officeooo:paragraph-rsid="026af9f2"/>
    </style:style>
    <style:style style:name="P5" style:family="paragraph" style:parent-style-name="Text_20_body">
      <style:paragraph-properties fo:margin-left="0in" fo:margin-right="0in" fo:text-align="start" style:justify-single-word="false" fo:text-indent="0in" style:auto-text-indent="false"/>
      <style:text-properties style:font-name="Arial" officeooo:rsid="01344401" officeooo:paragraph-rsid="03110af4"/>
    </style:style>
    <style:style style:name="P6" style:family="paragraph" style:parent-style-name="Text_20_body">
      <style:paragraph-properties fo:margin-left="0in" fo:margin-right="0in" fo:text-align="start" style:justify-single-word="false" fo:text-indent="0in" style:auto-text-indent="false"/>
      <style:text-properties officeooo:paragraph-rsid="0006f843"/>
    </style:style>
    <style:style style:name="P7" style:family="paragraph" style:parent-style-name="Text_20_body">
      <style:paragraph-properties fo:margin-left="0in" fo:margin-right="0in" fo:text-align="start" style:justify-single-word="false" fo:text-indent="0in" style:auto-text-indent="false"/>
      <style:text-properties officeooo:paragraph-rsid="0247c162"/>
    </style:style>
    <style:style style:name="P8" style:family="paragraph" style:parent-style-name="Text_20_body">
      <style:paragraph-properties fo:margin-left="0in" fo:margin-right="0in" fo:text-align="start" style:justify-single-word="false" fo:text-indent="0in" style:auto-text-indent="false"/>
      <style:text-properties officeooo:paragraph-rsid="02579a1e"/>
    </style:style>
    <style:style style:name="P9" style:family="paragraph" style:parent-style-name="Text_20_body">
      <style:paragraph-properties fo:margin-left="0in" fo:margin-right="0in" fo:text-align="start" style:justify-single-word="false" fo:text-indent="0in" style:auto-text-indent="false"/>
      <style:text-properties officeooo:paragraph-rsid="0263c232"/>
    </style:style>
    <style:style style:name="P10" style:family="paragraph" style:parent-style-name="Text_20_body">
      <style:paragraph-properties fo:margin-left="0in" fo:margin-right="0in" fo:text-align="start" style:justify-single-word="false" fo:text-indent="0in" style:auto-text-indent="false"/>
      <style:text-properties officeooo:paragraph-rsid="02a6c87f"/>
    </style:style>
    <style:style style:name="P11" style:family="paragraph" style:parent-style-name="Text_20_body">
      <style:paragraph-properties fo:margin-left="0in" fo:margin-right="0in" fo:text-align="start" style:justify-single-word="false" fo:text-indent="0in" style:auto-text-indent="false"/>
      <style:text-properties officeooo:paragraph-rsid="02b4bb50"/>
    </style:style>
    <style:style style:name="P12" style:family="paragraph" style:parent-style-name="Text_20_body">
      <style:paragraph-properties fo:margin-left="0in" fo:margin-right="0in" fo:text-align="start" style:justify-single-word="false" fo:text-indent="0in" style:auto-text-indent="false"/>
      <style:text-properties officeooo:paragraph-rsid="02b94895"/>
    </style:style>
    <style:style style:name="P13" style:family="paragraph" style:parent-style-name="Text_20_body">
      <style:paragraph-properties fo:margin-left="0in" fo:margin-right="0in" fo:text-align="start" style:justify-single-word="false" fo:text-indent="0in" style:auto-text-indent="false"/>
      <style:text-properties officeooo:paragraph-rsid="02bb1028"/>
    </style:style>
    <style:style style:name="P14" style:family="paragraph" style:parent-style-name="Text_20_body">
      <style:paragraph-properties fo:margin-left="0in" fo:margin-right="0in" fo:text-align="start" style:justify-single-word="false" fo:text-indent="0in" style:auto-text-indent="false"/>
      <style:text-properties officeooo:paragraph-rsid="02bda1d1"/>
    </style:style>
    <style:style style:name="P15" style:family="paragraph" style:parent-style-name="Text_20_body">
      <style:paragraph-properties fo:margin-left="0in" fo:margin-right="0in" fo:text-align="start" style:justify-single-word="false" fo:text-indent="0in" style:auto-text-indent="false"/>
      <style:text-properties officeooo:paragraph-rsid="02c2379b"/>
    </style:style>
    <style:style style:name="P16" style:family="paragraph" style:parent-style-name="Text_20_body">
      <style:paragraph-properties fo:margin-left="0in" fo:margin-right="0in" fo:text-align="start" style:justify-single-word="false" fo:text-indent="0in" style:auto-text-indent="false"/>
      <style:text-properties officeooo:paragraph-rsid="02c287c5"/>
    </style:style>
    <style:style style:name="P17" style:family="paragraph" style:parent-style-name="Text_20_body">
      <style:paragraph-properties fo:margin-left="0in" fo:margin-right="0in" fo:text-align="start" style:justify-single-word="false" fo:text-indent="0in" style:auto-text-indent="false"/>
      <style:text-properties officeooo:paragraph-rsid="02c8cd68"/>
    </style:style>
    <style:style style:name="P18" style:family="paragraph" style:parent-style-name="Text_20_body">
      <style:paragraph-properties fo:margin-left="0in" fo:margin-right="0in" fo:text-align="start" style:justify-single-word="false" fo:text-indent="0in" style:auto-text-indent="false"/>
      <style:text-properties officeooo:paragraph-rsid="02cf2331"/>
    </style:style>
    <style:style style:name="P19" style:family="paragraph" style:parent-style-name="Text_20_body">
      <style:paragraph-properties fo:margin-left="0in" fo:margin-right="0in" fo:text-align="start" style:justify-single-word="false" fo:text-indent="0in" style:auto-text-indent="false"/>
      <style:text-properties officeooo:paragraph-rsid="02e12357"/>
    </style:style>
    <style:style style:name="P20" style:family="paragraph" style:parent-style-name="Text_20_body">
      <style:paragraph-properties fo:margin-left="0in" fo:margin-right="0in" fo:text-align="start" style:justify-single-word="false" fo:text-indent="0in" style:auto-text-indent="false"/>
      <style:text-properties officeooo:paragraph-rsid="02e4a9ef"/>
    </style:style>
    <style:style style:name="P21" style:family="paragraph" style:parent-style-name="Text_20_body">
      <style:paragraph-properties fo:margin-left="0in" fo:margin-right="0in" fo:text-align="start" style:justify-single-word="false" fo:text-indent="0in" style:auto-text-indent="false"/>
      <style:text-properties officeooo:paragraph-rsid="02e5ccff"/>
    </style:style>
    <style:style style:name="P22" style:family="paragraph" style:parent-style-name="Text_20_body">
      <style:paragraph-properties fo:margin-left="0in" fo:margin-right="0in" fo:text-align="start" style:justify-single-word="false" fo:text-indent="0in" style:auto-text-indent="false"/>
      <style:text-properties officeooo:paragraph-rsid="0302272d"/>
    </style:style>
    <style:style style:name="P23" style:family="paragraph" style:parent-style-name="Text_20_body">
      <style:paragraph-properties fo:margin-left="0in" fo:margin-right="0in" fo:text-align="start" style:justify-single-word="false" fo:text-indent="0in" style:auto-text-indent="false"/>
      <style:text-properties officeooo:paragraph-rsid="025996f5"/>
    </style:style>
    <style:style style:name="P24" style:family="paragraph" style:parent-style-name="Text_20_body">
      <style:paragraph-properties fo:margin-left="0in" fo:margin-right="0in" fo:text-align="start" style:justify-single-word="false" fo:text-indent="0in" style:auto-text-indent="false"/>
      <style:text-properties officeooo:paragraph-rsid="032f40bb"/>
    </style:style>
    <style:style style:name="P25" style:family="paragraph" style:parent-style-name="Text_20_body">
      <style:paragraph-properties fo:margin-left="0in" fo:margin-right="0in" fo:text-align="start" style:justify-single-word="false" fo:text-indent="0in" style:auto-text-indent="false"/>
      <style:text-properties officeooo:rsid="0003e5fd" officeooo:paragraph-rsid="02c5105b"/>
    </style:style>
    <style:style style:name="P26" style:family="paragraph" style:parent-style-name="Text_20_body">
      <style:paragraph-properties fo:margin-left="0in" fo:margin-right="0in" fo:text-align="start" style:justify-single-word="false" fo:text-indent="0in" style:auto-text-indent="false"/>
      <style:text-properties officeooo:rsid="0003e5fd" officeooo:paragraph-rsid="02d3cd9d"/>
    </style:style>
    <style:style style:name="P27" style:family="paragraph" style:parent-style-name="Text_20_body">
      <style:paragraph-properties fo:margin-left="0in" fo:margin-right="0in" fo:text-align="start" style:justify-single-word="false" fo:text-indent="0in" style:auto-text-indent="false"/>
      <style:text-properties officeooo:rsid="0003e5fd" officeooo:paragraph-rsid="02daeeb1"/>
    </style:style>
    <style:style style:name="P28" style:family="paragraph" style:parent-style-name="Text_20_body">
      <style:paragraph-properties fo:margin-left="0in" fo:margin-right="0in" fo:text-align="start" style:justify-single-word="false" fo:text-indent="0in" style:auto-text-indent="false"/>
      <style:text-properties officeooo:rsid="0003e5fd" officeooo:paragraph-rsid="02eab05e"/>
    </style:style>
    <style:style style:name="P29" style:family="paragraph" style:parent-style-name="Text_20_body">
      <style:paragraph-properties fo:margin-left="0in" fo:margin-right="0in" fo:text-align="start" style:justify-single-word="false" fo:text-indent="0in" style:auto-text-indent="false"/>
      <style:text-properties officeooo:rsid="0003e5fd" officeooo:paragraph-rsid="02ec9d3a"/>
    </style:style>
    <style:style style:name="P30" style:family="paragraph" style:parent-style-name="Text_20_body">
      <style:paragraph-properties fo:margin-left="0in" fo:margin-right="0in" fo:text-align="start" style:justify-single-word="false" fo:text-indent="0in" style:auto-text-indent="false"/>
      <style:text-properties officeooo:rsid="0003e5fd" officeooo:paragraph-rsid="02f6fbc4"/>
    </style:style>
    <style:style style:name="P31" style:family="paragraph" style:parent-style-name="Text_20_body">
      <style:paragraph-properties fo:margin-left="0in" fo:margin-right="0in" fo:text-align="start" style:justify-single-word="false" fo:text-indent="0in" style:auto-text-indent="false"/>
      <style:text-properties officeooo:rsid="0003e5fd" officeooo:paragraph-rsid="02f998b8"/>
    </style:style>
    <style:style style:name="P32" style:family="paragraph" style:parent-style-name="Text_20_body">
      <style:paragraph-properties fo:margin-left="0in" fo:margin-right="0in" fo:text-align="start" style:justify-single-word="false" fo:text-indent="0in" style:auto-text-indent="false"/>
      <style:text-properties officeooo:rsid="0003e5fd" officeooo:paragraph-rsid="02fcee0c"/>
    </style:style>
    <style:style style:name="P33" style:family="paragraph" style:parent-style-name="Text_20_body">
      <style:paragraph-properties fo:margin-left="0in" fo:margin-right="0in" fo:text-align="start" style:justify-single-word="false" fo:text-indent="0in" style:auto-text-indent="false"/>
      <style:text-properties officeooo:rsid="0003e5fd" officeooo:paragraph-rsid="02fe33c5"/>
    </style:style>
    <style:style style:name="P34" style:family="paragraph" style:parent-style-name="Text_20_body">
      <style:paragraph-properties fo:margin-left="0in" fo:margin-right="0in" fo:text-align="start" style:justify-single-word="false" fo:text-indent="0in" style:auto-text-indent="false"/>
      <style:text-properties officeooo:rsid="0003e5fd" officeooo:paragraph-rsid="0302272d"/>
    </style:style>
    <style:style style:name="P35" style:family="paragraph" style:parent-style-name="Text_20_body">
      <style:paragraph-properties fo:margin-left="0in" fo:margin-right="0in" fo:text-align="start" style:justify-single-word="false" fo:text-indent="0in" style:auto-text-indent="false"/>
      <style:text-properties officeooo:rsid="0003e5fd" officeooo:paragraph-rsid="02de90e3"/>
    </style:style>
    <style:style style:name="P36" style:family="paragraph" style:parent-style-name="Text_20_body">
      <style:paragraph-properties fo:margin-left="0in" fo:margin-right="0in" fo:text-align="start" style:justify-single-word="false" fo:text-indent="0in" style:auto-text-indent="false"/>
      <style:text-properties officeooo:rsid="00cf6e5f" officeooo:paragraph-rsid="0283f233"/>
    </style:style>
    <style:style style:name="P37" style:family="paragraph" style:parent-style-name="Text_20_body">
      <style:paragraph-properties fo:margin-left="0in" fo:margin-right="0in" fo:text-align="start" style:justify-single-word="false" fo:text-indent="0in" style:auto-text-indent="false"/>
      <style:text-properties officeooo:rsid="00cf6e5f" officeooo:paragraph-rsid="0288fcc6"/>
    </style:style>
    <style:style style:name="P38" style:family="paragraph" style:parent-style-name="Text_20_body">
      <style:paragraph-properties fo:margin-left="0in" fo:margin-right="0in" fo:text-align="start" style:justify-single-word="false" fo:text-indent="0in" style:auto-text-indent="false"/>
      <style:text-properties officeooo:rsid="00cf6e5f" officeooo:paragraph-rsid="028ad97a"/>
    </style:style>
    <style:style style:name="P39" style:family="paragraph" style:parent-style-name="Text_20_body">
      <style:paragraph-properties fo:margin-left="0in" fo:margin-right="0in" fo:text-align="start" style:justify-single-word="false" fo:text-indent="0in" style:auto-text-indent="false"/>
      <style:text-properties officeooo:rsid="00cf6e5f" officeooo:paragraph-rsid="02aaf02b"/>
    </style:style>
    <style:style style:name="P40" style:family="paragraph" style:parent-style-name="Text_20_body">
      <style:paragraph-properties fo:margin-left="0in" fo:margin-right="0in" fo:text-align="start" style:justify-single-word="false" fo:text-indent="0in" style:auto-text-indent="false"/>
      <style:text-properties officeooo:rsid="00cf6e5f" officeooo:paragraph-rsid="02aca4ee"/>
    </style:style>
    <style:style style:name="P41" style:family="paragraph" style:parent-style-name="Text_20_body">
      <style:paragraph-properties fo:margin-left="0in" fo:margin-right="0in" fo:text-align="start" style:justify-single-word="false" fo:text-indent="0in" style:auto-text-indent="false"/>
      <style:text-properties officeooo:rsid="00cf6e5f" officeooo:paragraph-rsid="02b08929"/>
    </style:style>
    <style:style style:name="P42" style:family="paragraph" style:parent-style-name="Text_20_body">
      <style:paragraph-properties fo:margin-left="0in" fo:margin-right="0in" fo:text-align="start" style:justify-single-word="false" fo:text-indent="0in" style:auto-text-indent="false"/>
      <style:text-properties officeooo:rsid="00cf6e5f" officeooo:paragraph-rsid="00d9eec3"/>
    </style:style>
    <style:style style:name="P43" style:family="paragraph" style:parent-style-name="Text_20_body">
      <style:paragraph-properties fo:margin-left="0in" fo:margin-right="0in" fo:text-align="start" style:justify-single-word="false" fo:text-indent="0in" style:auto-text-indent="false"/>
      <style:text-properties officeooo:rsid="00cf6e5f" officeooo:paragraph-rsid="03110af4"/>
    </style:style>
    <style:style style:name="P44" style:family="paragraph" style:parent-style-name="Text_20_body">
      <style:paragraph-properties fo:margin-left="0in" fo:margin-right="0in" fo:text-align="start" style:justify-single-word="false" fo:text-indent="0in" style:auto-text-indent="false"/>
      <style:text-properties officeooo:rsid="01ae0b17" officeooo:paragraph-rsid="02d3cd9d"/>
    </style:style>
    <style:style style:name="P45" style:family="paragraph" style:parent-style-name="Text_20_body">
      <style:paragraph-properties fo:margin-left="0in" fo:margin-right="0in" fo:text-align="start" style:justify-single-word="false" fo:text-indent="0in" style:auto-text-indent="false"/>
      <style:text-properties officeooo:rsid="024b7ca1" officeooo:paragraph-rsid="024b7ca1"/>
    </style:style>
    <style:style style:name="P46" style:family="paragraph" style:parent-style-name="Text_20_body">
      <style:paragraph-properties fo:margin-left="0in" fo:margin-right="0in" fo:text-align="start" style:justify-single-word="false" fo:text-indent="0in" style:auto-text-indent="false"/>
      <style:text-properties officeooo:rsid="03304a19" officeooo:paragraph-rsid="03304a19"/>
    </style:style>
    <style:style style:name="P47" style:family="paragraph" style:parent-style-name="Title">
      <style:text-properties fo:font-size="22pt" style:font-size-asian="22pt" style:font-size-complex="22pt"/>
    </style:style>
    <style:style style:name="P48" style:family="paragraph" style:parent-style-name="Text_20_body">
      <style:text-properties officeooo:paragraph-rsid="026af9f2"/>
    </style:style>
    <style:style style:name="P49" style:family="paragraph" style:parent-style-name="Text_20_body">
      <style:text-properties officeooo:paragraph-rsid="026ca3a2"/>
    </style:style>
    <style:style style:name="P50" style:family="paragraph" style:parent-style-name="Text_20_body">
      <style:text-properties officeooo:paragraph-rsid="02708a13"/>
    </style:style>
    <style:style style:name="P51" style:family="paragraph" style:parent-style-name="Text_20_body">
      <style:text-properties officeooo:paragraph-rsid="0278fa54"/>
    </style:style>
    <style:style style:name="P52" style:family="paragraph" style:parent-style-name="Text_20_body">
      <style:text-properties officeooo:paragraph-rsid="027b1116"/>
    </style:style>
    <style:style style:name="P53" style:family="paragraph" style:parent-style-name="Text_20_body">
      <style:text-properties officeooo:paragraph-rsid="027fe0af"/>
    </style:style>
    <style:style style:name="P54" style:family="paragraph" style:parent-style-name="Text_20_body">
      <style:text-properties officeooo:paragraph-rsid="0297d6f5"/>
    </style:style>
    <style:style style:name="P55" style:family="paragraph" style:parent-style-name="Text_20_body">
      <style:text-properties fo:font-style="normal" fo:font-weight="normal" officeooo:paragraph-rsid="027fe0af" style:font-style-asian="normal" style:font-weight-asian="normal" style:font-style-complex="normal" style:font-weight-complex="normal"/>
    </style:style>
    <style:style style:name="P56" style:family="paragraph" style:parent-style-name="Text_20_body">
      <style:text-properties officeooo:paragraph-rsid="02cb720b"/>
    </style:style>
    <style:style style:name="P57" style:family="paragraph" style:parent-style-name="Heading_20_2">
      <style:text-properties fo:font-size="14pt" style:font-size-asian="14pt" style:font-size-complex="14pt"/>
    </style:style>
    <style:style style:name="P58" style:family="paragraph" style:parent-style-name="Heading_20_2">
      <style:text-properties officeooo:paragraph-rsid="02579a1e"/>
    </style:style>
    <style:style style:name="P59" style:family="paragraph" style:parent-style-name="Heading_20_2">
      <style:text-properties officeooo:paragraph-rsid="025cb252"/>
    </style:style>
    <style:style style:name="P60" style:family="paragraph" style:parent-style-name="Heading_20_2">
      <style:text-properties style:font-name="Arial" fo:font-size="14pt" officeooo:rsid="0249a293" officeooo:paragraph-rsid="025cb252" style:font-size-asian="14pt" style:font-size-complex="14pt"/>
    </style:style>
    <style:style style:name="P61" style:family="paragraph" style:parent-style-name="Heading_20_2">
      <style:text-properties officeooo:paragraph-rsid="0283f233"/>
    </style:style>
    <style:style style:name="P62" style:family="paragraph" style:parent-style-name="Heading_20_2">
      <style:text-properties officeooo:paragraph-rsid="026ed564"/>
    </style:style>
    <style:style style:name="P63" style:family="paragraph" style:parent-style-name="Heading_20_2">
      <style:text-properties officeooo:paragraph-rsid="02b44883"/>
    </style:style>
    <style:style style:name="P64" style:family="paragraph" style:parent-style-name="Heading_20_2">
      <style:text-properties officeooo:paragraph-rsid="02df10fb"/>
    </style:style>
    <style:style style:name="T1" style:family="text">
      <style:text-properties style:font-name="Arial"/>
    </style:style>
    <style:style style:name="T2" style:family="text">
      <style:text-properties style:font-name="Arial" officeooo:rsid="0003e5fd"/>
    </style:style>
    <style:style style:name="T3" style:family="text">
      <style:text-properties style:font-name="Arial" officeooo:rsid="00bdf2b4"/>
    </style:style>
    <style:style style:name="T4" style:family="text">
      <style:text-properties style:font-name="Arial" officeooo:rsid="00cd81be"/>
    </style:style>
    <style:style style:name="T5" style:family="text">
      <style:text-properties style:font-name="Arial" officeooo:rsid="00d0878b"/>
    </style:style>
    <style:style style:name="T6" style:family="text">
      <style:text-properties style:font-name="Arial" officeooo:rsid="00d2f0d4"/>
    </style:style>
    <style:style style:name="T7" style:family="text">
      <style:text-properties style:font-name="Arial" officeooo:rsid="00d38e0b"/>
    </style:style>
    <style:style style:name="T8" style:family="text">
      <style:text-properties style:font-name="Arial" officeooo:rsid="00d45987"/>
    </style:style>
    <style:style style:name="T9" style:family="text">
      <style:text-properties style:font-name="Arial" officeooo:rsid="00d9eec3"/>
    </style:style>
    <style:style style:name="T10" style:family="text">
      <style:text-properties style:font-name="Arial" officeooo:rsid="00da8693"/>
    </style:style>
    <style:style style:name="T11" style:family="text">
      <style:text-properties style:font-name="Arial" officeooo:rsid="00bf9cca"/>
    </style:style>
    <style:style style:name="T12" style:family="text">
      <style:text-properties style:font-name="Arial" officeooo:rsid="00dd2621"/>
    </style:style>
    <style:style style:name="T13" style:family="text">
      <style:text-properties style:font-name="Arial" officeooo:rsid="00dd656e"/>
    </style:style>
    <style:style style:name="T14" style:family="text">
      <style:text-properties style:font-name="Arial" officeooo:rsid="00debcf3"/>
    </style:style>
    <style:style style:name="T15" style:family="text">
      <style:text-properties style:font-name="Arial" officeooo:rsid="00e14d68"/>
    </style:style>
    <style:style style:name="T16" style:family="text">
      <style:text-properties style:font-name="Arial" officeooo:rsid="00e4630b"/>
    </style:style>
    <style:style style:name="T17" style:family="text">
      <style:text-properties style:font-name="Arial" officeooo:rsid="00e569c7"/>
    </style:style>
    <style:style style:name="T18" style:family="text">
      <style:text-properties style:font-name="Arial" officeooo:rsid="00e74cf1"/>
    </style:style>
    <style:style style:name="T19" style:family="text">
      <style:text-properties style:font-name="Arial" officeooo:rsid="00e8fddd"/>
    </style:style>
    <style:style style:name="T20" style:family="text">
      <style:text-properties style:font-name="Arial" officeooo:rsid="00ea7870"/>
    </style:style>
    <style:style style:name="T21" style:family="text">
      <style:text-properties style:font-name="Arial" officeooo:rsid="00ef7bd9"/>
    </style:style>
    <style:style style:name="T22" style:family="text">
      <style:text-properties style:font-name="Arial" officeooo:rsid="00f032a1"/>
    </style:style>
    <style:style style:name="T23" style:family="text">
      <style:text-properties style:font-name="Arial" officeooo:rsid="00f07c3c"/>
    </style:style>
    <style:style style:name="T24" style:family="text">
      <style:text-properties style:font-name="Arial" officeooo:rsid="00f348ce"/>
    </style:style>
    <style:style style:name="T25" style:family="text">
      <style:text-properties style:font-name="Arial" officeooo:rsid="00f44426"/>
    </style:style>
    <style:style style:name="T26" style:family="text">
      <style:text-properties style:font-name="Arial" officeooo:rsid="00f5d902"/>
    </style:style>
    <style:style style:name="T27" style:family="text">
      <style:text-properties style:font-name="Arial" officeooo:rsid="00f5fb1b"/>
    </style:style>
    <style:style style:name="T28" style:family="text">
      <style:text-properties style:font-name="Arial" officeooo:rsid="00f7b4e9"/>
    </style:style>
    <style:style style:name="T29" style:family="text">
      <style:text-properties style:font-name="Arial" officeooo:rsid="00f8c0a7"/>
    </style:style>
    <style:style style:name="T30" style:family="text">
      <style:text-properties style:font-name="Arial" officeooo:rsid="00fc6712"/>
    </style:style>
    <style:style style:name="T31" style:family="text">
      <style:text-properties style:font-name="Arial" officeooo:rsid="00fd3717"/>
    </style:style>
    <style:style style:name="T32" style:family="text">
      <style:text-properties style:font-name="Arial" officeooo:rsid="00fd4494"/>
    </style:style>
    <style:style style:name="T33" style:family="text">
      <style:text-properties style:font-name="Arial" officeooo:rsid="00fe47db"/>
    </style:style>
    <style:style style:name="T34" style:family="text">
      <style:text-properties style:font-name="Arial" officeooo:rsid="0104016d"/>
    </style:style>
    <style:style style:name="T35" style:family="text">
      <style:text-properties style:font-name="Arial" officeooo:rsid="010749af"/>
    </style:style>
    <style:style style:name="T36" style:family="text">
      <style:text-properties style:font-name="Arial" officeooo:rsid="01076163"/>
    </style:style>
    <style:style style:name="T37" style:family="text">
      <style:text-properties style:font-name="Arial" officeooo:rsid="0108e34d"/>
    </style:style>
    <style:style style:name="T38" style:family="text">
      <style:text-properties style:font-name="Arial" officeooo:rsid="0109db68"/>
    </style:style>
    <style:style style:name="T39" style:family="text">
      <style:text-properties style:font-name="Arial" officeooo:rsid="010afbd4"/>
    </style:style>
    <style:style style:name="T40" style:family="text">
      <style:text-properties style:font-name="Arial" officeooo:rsid="01109629"/>
    </style:style>
    <style:style style:name="T41" style:family="text">
      <style:text-properties style:font-name="Arial" officeooo:rsid="01124489"/>
    </style:style>
    <style:style style:name="T42" style:family="text">
      <style:text-properties style:font-name="Arial" officeooo:rsid="0113ff4e"/>
    </style:style>
    <style:style style:name="T43" style:family="text">
      <style:text-properties style:font-name="Arial" officeooo:rsid="01144c06"/>
    </style:style>
    <style:style style:name="T44" style:family="text">
      <style:text-properties style:font-name="Arial" officeooo:rsid="01160bbd"/>
    </style:style>
    <style:style style:name="T45" style:family="text">
      <style:text-properties style:font-name="Arial" officeooo:rsid="0116b5f2"/>
    </style:style>
    <style:style style:name="T46" style:family="text">
      <style:text-properties style:font-name="Arial" officeooo:rsid="0119705b"/>
    </style:style>
    <style:style style:name="T47" style:family="text">
      <style:text-properties style:font-name="Arial" officeooo:rsid="01197d4f"/>
    </style:style>
    <style:style style:name="T48" style:family="text">
      <style:text-properties style:font-name="Arial" officeooo:rsid="011b3b08"/>
    </style:style>
    <style:style style:name="T49" style:family="text">
      <style:text-properties style:font-name="Arial" officeooo:rsid="011d1b6b"/>
    </style:style>
    <style:style style:name="T50" style:family="text">
      <style:text-properties style:font-name="Arial" officeooo:rsid="011d937a"/>
    </style:style>
    <style:style style:name="T51" style:family="text">
      <style:text-properties style:font-name="Arial" officeooo:rsid="011e4829"/>
    </style:style>
    <style:style style:name="T52" style:family="text">
      <style:text-properties style:font-name="Arial" officeooo:rsid="011f0614"/>
    </style:style>
    <style:style style:name="T53" style:family="text">
      <style:text-properties style:font-name="Arial" officeooo:rsid="01203c69"/>
    </style:style>
    <style:style style:name="T54" style:family="text">
      <style:text-properties style:font-name="Arial" officeooo:rsid="01208c0c"/>
    </style:style>
    <style:style style:name="T55" style:family="text">
      <style:text-properties style:font-name="Arial" officeooo:rsid="01266231"/>
    </style:style>
    <style:style style:name="T56" style:family="text">
      <style:text-properties style:font-name="Arial" officeooo:rsid="0127c489"/>
    </style:style>
    <style:style style:name="T57" style:family="text">
      <style:text-properties style:font-name="Arial" officeooo:rsid="0129c861"/>
    </style:style>
    <style:style style:name="T58" style:family="text">
      <style:text-properties style:font-name="Arial" officeooo:rsid="012b2259"/>
    </style:style>
    <style:style style:name="T59" style:family="text">
      <style:text-properties style:font-name="Arial" officeooo:rsid="012f2846"/>
    </style:style>
    <style:style style:name="T60" style:family="text">
      <style:text-properties style:font-name="Arial" officeooo:rsid="0130c46e"/>
    </style:style>
    <style:style style:name="T61" style:family="text">
      <style:text-properties style:font-name="Arial" officeooo:rsid="01314dce"/>
    </style:style>
    <style:style style:name="T62" style:family="text">
      <style:text-properties style:font-name="Arial" officeooo:rsid="0132e0f5"/>
    </style:style>
    <style:style style:name="T63" style:family="text">
      <style:text-properties style:font-name="Arial" officeooo:rsid="0135aa8b"/>
    </style:style>
    <style:style style:name="T64" style:family="text">
      <style:text-properties style:font-name="Arial" officeooo:rsid="0136fd07"/>
    </style:style>
    <style:style style:name="T65" style:family="text">
      <style:text-properties style:font-name="Arial" officeooo:rsid="0139a4ca"/>
    </style:style>
    <style:style style:name="T66" style:family="text">
      <style:text-properties style:font-name="Arial" officeooo:rsid="013a59c3"/>
    </style:style>
    <style:style style:name="T67" style:family="text">
      <style:text-properties style:font-name="Arial" officeooo:rsid="013c2830"/>
    </style:style>
    <style:style style:name="T68" style:family="text">
      <style:text-properties style:font-name="Arial" officeooo:rsid="013d98c9"/>
    </style:style>
    <style:style style:name="T69" style:family="text">
      <style:text-properties style:font-name="Arial" officeooo:rsid="013f6f91"/>
    </style:style>
    <style:style style:name="T70" style:family="text">
      <style:text-properties style:font-name="Arial" officeooo:rsid="01400ed6"/>
    </style:style>
    <style:style style:name="T71" style:family="text">
      <style:text-properties style:font-name="Arial" officeooo:rsid="014044a0"/>
    </style:style>
    <style:style style:name="T72" style:family="text">
      <style:text-properties style:font-name="Arial" officeooo:rsid="0140ffd5"/>
    </style:style>
    <style:style style:name="T73" style:family="text">
      <style:text-properties style:font-name="Arial" officeooo:rsid="0141b3f8"/>
    </style:style>
    <style:style style:name="T74" style:family="text">
      <style:text-properties style:font-name="Arial" officeooo:rsid="0142c34b"/>
    </style:style>
    <style:style style:name="T75" style:family="text">
      <style:text-properties style:font-name="Arial" officeooo:rsid="01431619"/>
    </style:style>
    <style:style style:name="T76" style:family="text">
      <style:text-properties style:font-name="Arial" officeooo:rsid="01444d05"/>
    </style:style>
    <style:style style:name="T77" style:family="text">
      <style:text-properties style:font-name="Arial" officeooo:rsid="014588fe"/>
    </style:style>
    <style:style style:name="T78" style:family="text">
      <style:text-properties style:font-name="Arial" officeooo:rsid="01486aa3"/>
    </style:style>
    <style:style style:name="T79" style:family="text">
      <style:text-properties style:font-name="Arial" officeooo:rsid="0148877c"/>
    </style:style>
    <style:style style:name="T80" style:family="text">
      <style:text-properties style:font-name="Arial" officeooo:rsid="0148cd05"/>
    </style:style>
    <style:style style:name="T81" style:family="text">
      <style:text-properties style:font-name="Arial" officeooo:rsid="014ac9e1"/>
    </style:style>
    <style:style style:name="T82" style:family="text">
      <style:text-properties style:font-name="Arial" officeooo:rsid="014b1c38"/>
    </style:style>
    <style:style style:name="T83" style:family="text">
      <style:text-properties style:font-name="Arial" officeooo:rsid="0154fc9c"/>
    </style:style>
    <style:style style:name="T84" style:family="text">
      <style:text-properties style:font-name="Arial" officeooo:rsid="01560885"/>
    </style:style>
    <style:style style:name="T85" style:family="text">
      <style:text-properties style:font-name="Arial" officeooo:rsid="01579422"/>
    </style:style>
    <style:style style:name="T86" style:family="text">
      <style:text-properties style:font-name="Arial" officeooo:rsid="015830ac"/>
    </style:style>
    <style:style style:name="T87" style:family="text">
      <style:text-properties style:font-name="Arial" officeooo:rsid="0158ccbb"/>
    </style:style>
    <style:style style:name="T88" style:family="text">
      <style:text-properties style:font-name="Arial" officeooo:rsid="015adbbd"/>
    </style:style>
    <style:style style:name="T89" style:family="text">
      <style:text-properties style:font-name="Arial" officeooo:rsid="015d0f50"/>
    </style:style>
    <style:style style:name="T90" style:family="text">
      <style:text-properties style:font-name="Arial" officeooo:rsid="015ec6b9"/>
    </style:style>
    <style:style style:name="T91" style:family="text">
      <style:text-properties style:font-name="Arial" officeooo:rsid="015f4b89"/>
    </style:style>
    <style:style style:name="T92" style:family="text">
      <style:text-properties style:font-name="Arial" officeooo:rsid="015f7e47"/>
    </style:style>
    <style:style style:name="T93" style:family="text">
      <style:text-properties style:font-name="Arial" officeooo:rsid="01610bc9"/>
    </style:style>
    <style:style style:name="T94" style:family="text">
      <style:text-properties style:font-name="Arial" officeooo:rsid="01628b83"/>
    </style:style>
    <style:style style:name="T95" style:family="text">
      <style:text-properties style:font-name="Arial" officeooo:rsid="0163671b"/>
    </style:style>
    <style:style style:name="T96" style:family="text">
      <style:text-properties style:font-name="Arial" officeooo:rsid="0165dad7"/>
    </style:style>
    <style:style style:name="T97" style:family="text">
      <style:text-properties style:font-name="Arial" officeooo:rsid="016ad871"/>
    </style:style>
    <style:style style:name="T98" style:family="text">
      <style:text-properties style:font-name="Arial" officeooo:rsid="016c0498"/>
    </style:style>
    <style:style style:name="T99" style:family="text">
      <style:text-properties style:font-name="Arial" officeooo:rsid="016e012f"/>
    </style:style>
    <style:style style:name="T100" style:family="text">
      <style:text-properties style:font-name="Arial" officeooo:rsid="016f3e08"/>
    </style:style>
    <style:style style:name="T101" style:family="text">
      <style:text-properties style:font-name="Arial" officeooo:rsid="0170cc93"/>
    </style:style>
    <style:style style:name="T102" style:family="text">
      <style:text-properties style:font-name="Arial" officeooo:rsid="0171abf3"/>
    </style:style>
    <style:style style:name="T103" style:family="text">
      <style:text-properties style:font-name="Arial" officeooo:rsid="01737dff"/>
    </style:style>
    <style:style style:name="T104" style:family="text">
      <style:text-properties style:font-name="Arial" officeooo:rsid="01770853"/>
    </style:style>
    <style:style style:name="T105" style:family="text">
      <style:text-properties style:font-name="Arial" officeooo:rsid="0179ff9a"/>
    </style:style>
    <style:style style:name="T106" style:family="text">
      <style:text-properties style:font-name="Arial" officeooo:rsid="017ab7e9"/>
    </style:style>
    <style:style style:name="T107" style:family="text">
      <style:text-properties style:font-name="Arial" officeooo:rsid="017c13f8"/>
    </style:style>
    <style:style style:name="T108" style:family="text">
      <style:text-properties style:font-name="Arial" officeooo:rsid="017c5e56"/>
    </style:style>
    <style:style style:name="T109" style:family="text">
      <style:text-properties style:font-name="Arial" officeooo:rsid="017d32cd"/>
    </style:style>
    <style:style style:name="T110" style:family="text">
      <style:text-properties style:font-name="Arial" officeooo:rsid="017e6c57"/>
    </style:style>
    <style:style style:name="T111" style:family="text">
      <style:text-properties style:font-name="Arial" officeooo:rsid="017f5322"/>
    </style:style>
    <style:style style:name="T112" style:family="text">
      <style:text-properties style:font-name="Arial" officeooo:rsid="017fd7eb"/>
    </style:style>
    <style:style style:name="T113" style:family="text">
      <style:text-properties style:font-name="Arial" officeooo:rsid="0181d362"/>
    </style:style>
    <style:style style:name="T114" style:family="text">
      <style:text-properties style:font-name="Arial" officeooo:rsid="01824c44"/>
    </style:style>
    <style:style style:name="T115" style:family="text">
      <style:text-properties style:font-name="Arial" officeooo:rsid="01835dbb"/>
    </style:style>
    <style:style style:name="T116" style:family="text">
      <style:text-properties style:font-name="Arial" officeooo:rsid="0184b953"/>
    </style:style>
    <style:style style:name="T117" style:family="text">
      <style:text-properties style:font-name="Arial" officeooo:rsid="0185cb40"/>
    </style:style>
    <style:style style:name="T118" style:family="text">
      <style:text-properties style:font-name="Arial" officeooo:rsid="01861d4c"/>
    </style:style>
    <style:style style:name="T119" style:family="text">
      <style:text-properties style:font-name="Arial" officeooo:rsid="0188ad25"/>
    </style:style>
    <style:style style:name="T120" style:family="text">
      <style:text-properties style:font-name="Arial" officeooo:rsid="0189aafb"/>
    </style:style>
    <style:style style:name="T121" style:family="text">
      <style:text-properties style:font-name="Arial" officeooo:rsid="018e1917"/>
    </style:style>
    <style:style style:name="T122" style:family="text">
      <style:text-properties style:font-name="Arial" officeooo:rsid="018fc1b9"/>
    </style:style>
    <style:style style:name="T123" style:family="text">
      <style:text-properties style:font-name="Arial" officeooo:rsid="01910eb1"/>
    </style:style>
    <style:style style:name="T124" style:family="text">
      <style:text-properties style:font-name="Arial" officeooo:rsid="01927066"/>
    </style:style>
    <style:style style:name="T125" style:family="text">
      <style:text-properties style:font-name="Arial" officeooo:rsid="0193ba0f"/>
    </style:style>
    <style:style style:name="T126" style:family="text">
      <style:text-properties style:font-name="Arial" officeooo:rsid="0194e5df"/>
    </style:style>
    <style:style style:name="T127" style:family="text">
      <style:text-properties style:font-name="Arial" officeooo:rsid="0196601a"/>
    </style:style>
    <style:style style:name="T128" style:family="text">
      <style:text-properties style:font-name="Arial" officeooo:rsid="0197d042"/>
    </style:style>
    <style:style style:name="T129" style:family="text">
      <style:text-properties style:font-name="Arial" officeooo:rsid="019878ec"/>
    </style:style>
    <style:style style:name="T130" style:family="text">
      <style:text-properties style:font-name="Arial" officeooo:rsid="019be2a1"/>
    </style:style>
    <style:style style:name="T131" style:family="text">
      <style:text-properties style:font-name="Arial" officeooo:rsid="019c621e"/>
    </style:style>
    <style:style style:name="T132" style:family="text">
      <style:text-properties style:font-name="Arial" officeooo:rsid="019d751c"/>
    </style:style>
    <style:style style:name="T133" style:family="text">
      <style:text-properties style:font-name="Arial" officeooo:rsid="01a04397"/>
    </style:style>
    <style:style style:name="T134" style:family="text">
      <style:text-properties style:font-name="Arial" officeooo:rsid="01a04681"/>
    </style:style>
    <style:style style:name="T135" style:family="text">
      <style:text-properties style:font-name="Arial" officeooo:rsid="01a1e867"/>
    </style:style>
    <style:style style:name="T136" style:family="text">
      <style:text-properties style:font-name="Arial" officeooo:rsid="01a20d5b"/>
    </style:style>
    <style:style style:name="T137" style:family="text">
      <style:text-properties style:font-name="Arial" officeooo:rsid="01a38b4b"/>
    </style:style>
    <style:style style:name="T138" style:family="text">
      <style:text-properties style:font-name="Arial" officeooo:rsid="01a54541"/>
    </style:style>
    <style:style style:name="T139" style:family="text">
      <style:text-properties style:font-name="Arial" officeooo:rsid="01a88580"/>
    </style:style>
    <style:style style:name="T140" style:family="text">
      <style:text-properties style:font-name="Arial" officeooo:rsid="01abd93b"/>
    </style:style>
    <style:style style:name="T141" style:family="text">
      <style:text-properties style:font-name="Arial" officeooo:rsid="01acf2e4"/>
    </style:style>
    <style:style style:name="T142" style:family="text">
      <style:text-properties style:font-name="Arial" officeooo:rsid="01afd8d2"/>
    </style:style>
    <style:style style:name="T143" style:family="text">
      <style:text-properties style:font-name="Arial" officeooo:rsid="01b04f71"/>
    </style:style>
    <style:style style:name="T144" style:family="text">
      <style:text-properties style:font-name="Arial" officeooo:rsid="01b1cbec"/>
    </style:style>
    <style:style style:name="T145" style:family="text">
      <style:text-properties style:font-name="Arial" officeooo:rsid="01b366dd"/>
    </style:style>
    <style:style style:name="T146" style:family="text">
      <style:text-properties style:font-name="Arial" officeooo:rsid="01b3b223"/>
    </style:style>
    <style:style style:name="T147" style:family="text">
      <style:text-properties style:font-name="Arial" officeooo:rsid="01b694eb"/>
    </style:style>
    <style:style style:name="T148" style:family="text">
      <style:text-properties style:font-name="Arial" officeooo:rsid="01b78440"/>
    </style:style>
    <style:style style:name="T149" style:family="text">
      <style:text-properties style:font-name="Arial" officeooo:rsid="01b7d72c"/>
    </style:style>
    <style:style style:name="T150" style:family="text">
      <style:text-properties style:font-name="Arial" officeooo:rsid="01b8347a"/>
    </style:style>
    <style:style style:name="T151" style:family="text">
      <style:text-properties style:font-name="Arial" officeooo:rsid="01b9e0a4"/>
    </style:style>
    <style:style style:name="T152" style:family="text">
      <style:text-properties style:font-name="Arial" officeooo:rsid="01be5a83"/>
    </style:style>
    <style:style style:name="T153" style:family="text">
      <style:text-properties style:font-name="Arial" officeooo:rsid="01c020e9"/>
    </style:style>
    <style:style style:name="T154" style:family="text">
      <style:text-properties style:font-name="Arial" officeooo:rsid="01c0e480"/>
    </style:style>
    <style:style style:name="T155" style:family="text">
      <style:text-properties style:font-name="Arial" officeooo:rsid="01c2c43d"/>
    </style:style>
    <style:style style:name="T156" style:family="text">
      <style:text-properties style:font-name="Arial" officeooo:rsid="01c33ea6"/>
    </style:style>
    <style:style style:name="T157" style:family="text">
      <style:text-properties style:font-name="Arial" officeooo:rsid="01c44488"/>
    </style:style>
    <style:style style:name="T158" style:family="text">
      <style:text-properties style:font-name="Arial" officeooo:rsid="01c5234a"/>
    </style:style>
    <style:style style:name="T159" style:family="text">
      <style:text-properties style:font-name="Arial" officeooo:rsid="01c615a1"/>
    </style:style>
    <style:style style:name="T160" style:family="text">
      <style:text-properties style:font-name="Arial" officeooo:rsid="01c74144"/>
    </style:style>
    <style:style style:name="T161" style:family="text">
      <style:text-properties style:font-name="Arial" officeooo:rsid="01cafee9"/>
    </style:style>
    <style:style style:name="T162" style:family="text">
      <style:text-properties style:font-name="Arial" officeooo:rsid="01cda5fe"/>
    </style:style>
    <style:style style:name="T163" style:family="text">
      <style:text-properties style:font-name="Arial" officeooo:rsid="01cdadee"/>
    </style:style>
    <style:style style:name="T164" style:family="text">
      <style:text-properties style:font-name="Arial" officeooo:rsid="01d28422"/>
    </style:style>
    <style:style style:name="T165" style:family="text">
      <style:text-properties style:font-name="Arial" officeooo:rsid="01d4d9ca"/>
    </style:style>
    <style:style style:name="T166" style:family="text">
      <style:text-properties style:font-name="Arial" officeooo:rsid="027c759c" fo:background-color="transparent" loext:char-shading-value="0"/>
    </style:style>
    <style:style style:name="T167" style:family="text">
      <style:text-properties style:font-name="Arial" fo:font-weight="bold" officeooo:rsid="01d78e4d" style:font-weight-asian="bold" style:font-weight-complex="bold"/>
    </style:style>
    <style:style style:name="T168" style:family="text">
      <style:text-properties style:font-name="Arial" fo:font-weight="bold" officeooo:rsid="01d9e71b" style:font-weight-asian="bold" style:font-weight-complex="bold"/>
    </style:style>
    <style:style style:name="T169" style:family="text">
      <style:text-properties style:font-name="Arial" fo:font-weight="bold" officeooo:rsid="01da645d" style:font-weight-asian="bold" style:font-weight-complex="bold"/>
    </style:style>
    <style:style style:name="T170" style:family="text">
      <style:text-properties style:font-name="Arial" fo:font-weight="bold" officeooo:rsid="01da8e9a" style:font-weight-asian="bold" style:font-weight-complex="bold"/>
    </style:style>
    <style:style style:name="T171" style:family="text">
      <style:text-properties style:font-name="Arial" fo:font-weight="bold" officeooo:rsid="018fc1b9" style:font-weight-asian="bold" style:font-weight-complex="bold"/>
    </style:style>
    <style:style style:name="T172" style:family="text">
      <style:text-properties style:font-name="Arial" fo:font-weight="bold" officeooo:rsid="01dd34b0" style:font-weight-asian="bold" style:font-weight-complex="bold"/>
    </style:style>
    <style:style style:name="T173" style:family="text">
      <style:text-properties style:font-name="Arial" fo:font-weight="bold" officeooo:rsid="00debcf3" style:font-weight-asian="bold" style:font-weight-complex="bold"/>
    </style:style>
    <style:style style:name="T174" style:family="text">
      <style:text-properties style:font-name="Arial" fo:font-weight="bold" officeooo:rsid="02433482" style:font-weight-asian="bold" style:font-weight-complex="bold"/>
    </style:style>
    <style:style style:name="T175" style:family="text">
      <style:text-properties style:font-name="Arial" fo:font-weight="bold" officeooo:rsid="00f7b4e9" style:font-weight-asian="bold" style:font-weight-complex="bold"/>
    </style:style>
    <style:style style:name="T176" style:family="text">
      <style:text-properties style:font-name="Arial" fo:font-weight="bold" officeooo:rsid="00fec79c" style:font-weight-asian="bold" style:font-weight-complex="bold"/>
    </style:style>
    <style:style style:name="T177" style:family="text">
      <style:text-properties style:font-name="Arial" fo:font-weight="bold" officeooo:rsid="00ffec81" style:font-weight-asian="bold" style:font-weight-complex="bold"/>
    </style:style>
    <style:style style:name="T178" style:family="text">
      <style:text-properties style:font-name="Arial" fo:font-weight="bold" officeooo:rsid="026095a0" style:font-weight-asian="bold" style:font-weight-complex="bold"/>
    </style:style>
    <style:style style:name="T179" style:family="text">
      <style:text-properties style:font-name="Arial" fo:font-weight="bold" officeooo:rsid="026ed564" style:font-weight-asian="bold" style:font-weight-complex="bold"/>
    </style:style>
    <style:style style:name="T180" style:family="text">
      <style:text-properties style:font-name="Arial" fo:font-weight="bold" officeooo:rsid="00db3b4a" style:font-weight-asian="bold" style:font-weight-complex="bold"/>
    </style:style>
    <style:style style:name="T181" style:family="text">
      <style:text-properties style:font-name="Arial" fo:font-weight="bold" officeooo:rsid="00dbc51e" style:font-weight-asian="bold" style:font-weight-complex="bold"/>
    </style:style>
    <style:style style:name="T182" style:family="text">
      <style:text-properties style:font-name="Arial" fo:font-weight="bold" officeooo:rsid="02778a38" style:font-weight-asian="bold" style:font-weight-complex="bold"/>
    </style:style>
    <style:style style:name="T183" style:family="text">
      <style:text-properties style:font-name="Arial" fo:font-weight="bold" officeooo:rsid="00bf9cca" style:font-weight-asian="bold" style:font-weight-complex="bold"/>
    </style:style>
    <style:style style:name="T184" style:family="text">
      <style:text-properties style:font-name="Arial" fo:font-weight="bold" officeooo:rsid="027b1116" style:font-weight-asian="bold" style:font-weight-complex="bold"/>
    </style:style>
    <style:style style:name="T185" style:family="text">
      <style:text-properties style:font-name="Arial" fo:font-weight="bold" officeooo:rsid="02894c2f" style:font-weight-asian="bold" style:font-weight-complex="bold"/>
    </style:style>
    <style:style style:name="T186" style:family="text">
      <style:text-properties style:font-name="Arial" fo:font-weight="bold" officeooo:rsid="013f6f91" style:font-weight-asian="bold" style:font-weight-complex="bold"/>
    </style:style>
    <style:style style:name="T187" style:family="text">
      <style:text-properties style:font-name="Arial" fo:font-weight="bold" officeooo:rsid="02a04160" style:font-weight-asian="bold" style:font-weight-complex="bold"/>
    </style:style>
    <style:style style:name="T188" style:family="text">
      <style:text-properties style:font-name="Arial" fo:font-weight="bold" officeooo:rsid="02ae679a" style:font-weight-asian="bold" style:font-weight-complex="bold"/>
    </style:style>
    <style:style style:name="T189" style:family="text">
      <style:text-properties style:font-name="Arial" fo:font-weight="bold" officeooo:rsid="014ac9e1" style:font-weight-asian="bold" style:font-weight-complex="bold"/>
    </style:style>
    <style:style style:name="T190" style:family="text">
      <style:text-properties style:font-name="Arial" fo:font-weight="bold" officeooo:rsid="016e012f" style:font-weight-asian="bold" style:font-weight-complex="bold"/>
    </style:style>
    <style:style style:name="T191" style:family="text">
      <style:text-properties style:font-name="Arial" fo:font-weight="bold" officeooo:rsid="02b72eb6" style:font-weight-asian="bold" style:font-weight-complex="bold"/>
    </style:style>
    <style:style style:name="T192" style:family="text">
      <style:text-properties style:font-name="Arial" fo:font-weight="bold" officeooo:rsid="02b7ef61" style:font-weight-asian="bold" style:font-weight-complex="bold"/>
    </style:style>
    <style:style style:name="T193" style:family="text">
      <style:text-properties style:font-name="Arial" fo:font-weight="bold" officeooo:rsid="00dfd87d" style:font-weight-asian="bold" style:font-weight-complex="bold"/>
    </style:style>
    <style:style style:name="T194" style:family="text">
      <style:text-properties style:font-name="Arial" fo:font-weight="bold" officeooo:rsid="019ee218" style:font-weight-asian="bold" style:font-weight-complex="bold"/>
    </style:style>
    <style:style style:name="T195" style:family="text">
      <style:text-properties style:font-name="Arial" fo:font-weight="bold" officeooo:rsid="02bf7c39" style:font-weight-asian="bold" style:font-weight-complex="bold"/>
    </style:style>
    <style:style style:name="T196" style:family="text">
      <style:text-properties style:font-name="Arial" fo:font-weight="bold" officeooo:rsid="02c287c5" style:font-weight-asian="bold" style:font-weight-complex="bold"/>
    </style:style>
    <style:style style:name="T197" style:family="text">
      <style:text-properties style:font-name="Arial" fo:font-weight="bold" officeooo:rsid="00f44426" style:font-weight-asian="bold" style:font-weight-complex="bold"/>
    </style:style>
    <style:style style:name="T198" style:family="text">
      <style:text-properties style:font-name="Arial" fo:font-weight="bold" officeooo:rsid="0165dad7" style:font-weight-asian="bold" style:font-weight-complex="bold"/>
    </style:style>
    <style:style style:name="T199" style:family="text">
      <style:text-properties style:font-name="Arial" fo:font-weight="bold" officeooo:rsid="00df1133" style:font-weight-asian="bold" style:font-weight-complex="bold"/>
    </style:style>
    <style:style style:name="T200" style:family="text">
      <style:text-properties style:font-name="Arial" fo:font-weight="bold" officeooo:rsid="019be2a1" style:font-weight-asian="bold" style:font-weight-complex="bold"/>
    </style:style>
    <style:style style:name="T201" style:family="text">
      <style:text-properties style:font-name="Arial" fo:font-weight="bold" officeooo:rsid="02cfc297" style:font-weight-asian="bold" style:font-weight-complex="bold"/>
    </style:style>
    <style:style style:name="T202" style:family="text">
      <style:text-properties style:font-name="Arial" fo:font-weight="bold" officeooo:rsid="02d2b54c" style:font-weight-asian="bold" style:font-weight-complex="bold"/>
    </style:style>
    <style:style style:name="T203" style:family="text">
      <style:text-properties style:font-name="Arial" fo:font-weight="bold" officeooo:rsid="00f5d902" style:font-weight-asian="bold" style:font-weight-complex="bold"/>
    </style:style>
    <style:style style:name="T204" style:family="text">
      <style:text-properties style:font-name="Arial" fo:font-weight="bold" officeooo:rsid="01a6f12f" style:font-weight-asian="bold" style:font-weight-complex="bold"/>
    </style:style>
    <style:style style:name="T205" style:family="text">
      <style:text-properties style:font-name="Arial" fo:font-weight="bold" officeooo:rsid="019d751c" style:font-weight-asian="bold" style:font-weight-complex="bold"/>
    </style:style>
    <style:style style:name="T206" style:family="text">
      <style:text-properties style:font-name="Arial" fo:font-weight="bold" officeooo:rsid="01aa6c2b" style:font-weight-asian="bold" style:font-weight-complex="bold"/>
    </style:style>
    <style:style style:name="T207" style:family="text">
      <style:text-properties style:font-name="Arial" fo:font-weight="bold" officeooo:rsid="01af3832" style:font-weight-asian="bold" style:font-weight-complex="bold"/>
    </style:style>
    <style:style style:name="T208" style:family="text">
      <style:text-properties style:font-name="Arial" fo:font-weight="bold" officeooo:rsid="015cc260" style:font-weight-asian="bold" style:font-weight-complex="bold"/>
    </style:style>
    <style:style style:name="T209" style:family="text">
      <style:text-properties style:font-name="Arial" fo:font-weight="bold" officeooo:rsid="02dca42c" style:font-weight-asian="bold" style:font-weight-complex="bold"/>
    </style:style>
    <style:style style:name="T210" style:family="text">
      <style:text-properties style:font-name="Arial" fo:font-weight="bold" officeooo:rsid="02df10fb" style:font-weight-asian="bold" style:font-weight-complex="bold"/>
    </style:style>
    <style:style style:name="T211" style:family="text">
      <style:text-properties style:font-name="Arial" fo:font-weight="bold" officeooo:rsid="00dd656e" style:font-weight-asian="bold" style:font-weight-complex="bold"/>
    </style:style>
    <style:style style:name="T212" style:family="text">
      <style:text-properties style:font-name="Arial" fo:font-weight="bold" officeooo:rsid="02e2ca46" style:font-weight-asian="bold" style:font-weight-complex="bold"/>
    </style:style>
    <style:style style:name="T213" style:family="text">
      <style:text-properties style:font-name="Arial" fo:font-weight="bold" officeooo:rsid="01cdadee" style:font-weight-asian="bold" style:font-weight-complex="bold"/>
    </style:style>
    <style:style style:name="T214" style:family="text">
      <style:text-properties style:font-name="Arial" fo:font-weight="bold" officeooo:rsid="01e04653" style:font-weight-asian="bold" style:font-weight-complex="bold"/>
    </style:style>
    <style:style style:name="T215" style:family="text">
      <style:text-properties style:font-name="Arial" fo:font-weight="bold" officeooo:rsid="02e4a9ef" style:font-weight-asian="bold" style:font-weight-complex="bold"/>
    </style:style>
    <style:style style:name="T216" style:family="text">
      <style:text-properties style:font-name="Arial" fo:font-weight="bold" officeooo:rsid="02e5255a" style:font-weight-asian="bold" style:font-weight-complex="bold"/>
    </style:style>
    <style:style style:name="T217" style:family="text">
      <style:text-properties style:font-name="Arial" fo:font-weight="bold" officeooo:rsid="02e6e716" style:font-weight-asian="bold" style:font-weight-complex="bold"/>
    </style:style>
    <style:style style:name="T218" style:family="text">
      <style:text-properties style:font-name="Arial" fo:font-weight="bold" officeooo:rsid="00fc6712" style:font-weight-asian="bold" style:font-weight-complex="bold"/>
    </style:style>
    <style:style style:name="T219" style:family="text">
      <style:text-properties style:font-name="Arial" fo:font-weight="bold" officeooo:rsid="02e77e80" style:font-weight-asian="bold" style:font-weight-complex="bold"/>
    </style:style>
    <style:style style:name="T220" style:family="text">
      <style:text-properties style:font-name="Arial" fo:font-weight="bold" officeooo:rsid="02e8dec8" style:font-weight-asian="bold" style:font-weight-complex="bold"/>
    </style:style>
    <style:style style:name="T221" style:family="text">
      <style:text-properties style:font-name="Arial" fo:font-weight="bold" officeooo:rsid="02f2c937" style:font-weight-asian="bold" style:font-weight-complex="bold"/>
    </style:style>
    <style:style style:name="T222" style:family="text">
      <style:text-properties style:font-name="Arial" fo:font-weight="bold" officeooo:rsid="021332ff" style:font-weight-asian="bold" style:font-weight-complex="bold"/>
    </style:style>
    <style:style style:name="T223" style:family="text">
      <style:text-properties style:font-name="Arial" fo:font-weight="bold" officeooo:rsid="02f4786a" style:font-weight-asian="bold" style:font-weight-complex="bold"/>
    </style:style>
    <style:style style:name="T224" style:family="text">
      <style:text-properties style:font-name="Arial" fo:font-weight="bold" officeooo:rsid="02f49e36" style:font-weight-asian="bold" style:font-weight-complex="bold"/>
    </style:style>
    <style:style style:name="T225" style:family="text">
      <style:text-properties style:font-name="Arial" fo:font-weight="bold" officeooo:rsid="020fe95f" style:font-weight-asian="bold" style:font-weight-complex="bold"/>
    </style:style>
    <style:style style:name="T226" style:family="text">
      <style:text-properties style:font-name="Arial" fo:font-weight="bold" officeooo:rsid="02f95aa4" style:font-weight-asian="bold" style:font-weight-complex="bold"/>
    </style:style>
    <style:style style:name="T227" style:family="text">
      <style:text-properties style:font-name="Arial" fo:font-weight="bold" officeooo:rsid="02066561" style:font-weight-asian="bold" style:font-weight-complex="bold"/>
    </style:style>
    <style:style style:name="T228" style:family="text">
      <style:text-properties style:font-name="Arial" fo:font-weight="bold" officeooo:rsid="02f998b8" style:font-weight-asian="bold" style:font-weight-complex="bold"/>
    </style:style>
    <style:style style:name="T229" style:family="text">
      <style:text-properties style:font-name="Arial" fo:font-weight="bold" officeooo:rsid="020b8452" style:font-weight-asian="bold" style:font-weight-complex="bold"/>
    </style:style>
    <style:style style:name="T230" style:family="text">
      <style:text-properties style:font-name="Arial" fo:font-weight="bold" officeooo:rsid="02fc9c40" style:font-weight-asian="bold" style:font-weight-complex="bold"/>
    </style:style>
    <style:style style:name="T231" style:family="text">
      <style:text-properties style:font-name="Arial" fo:font-weight="bold" officeooo:rsid="00e14d68" style:font-weight-asian="bold" style:font-weight-complex="bold"/>
    </style:style>
    <style:style style:name="T232" style:family="text">
      <style:text-properties style:font-name="Arial" fo:font-weight="bold" officeooo:rsid="02fd07c6" style:font-weight-asian="bold" style:font-weight-complex="bold"/>
    </style:style>
    <style:style style:name="T233" style:family="text">
      <style:text-properties style:font-name="Arial" fo:font-weight="bold" officeooo:rsid="02fd8fc1" style:font-weight-asian="bold" style:font-weight-complex="bold"/>
    </style:style>
    <style:style style:name="T234" style:family="text">
      <style:text-properties style:font-name="Arial" fo:font-weight="bold" officeooo:rsid="01d37e2d" style:font-weight-asian="bold" style:font-weight-complex="bold"/>
    </style:style>
    <style:style style:name="T235" style:family="text">
      <style:text-properties style:font-name="Arial" fo:font-weight="bold" officeooo:rsid="0218c99f" style:font-weight-asian="bold" style:font-weight-complex="bold"/>
    </style:style>
    <style:style style:name="T236" style:family="text">
      <style:text-properties style:font-name="Arial" fo:font-weight="bold" officeooo:rsid="03005b1b" style:font-weight-asian="bold" style:font-weight-complex="bold"/>
    </style:style>
    <style:style style:name="T237" style:family="text">
      <style:text-properties style:font-name="Arial" fo:font-weight="bold" officeooo:rsid="021e9faf" style:font-weight-asian="bold" style:font-weight-complex="bold"/>
    </style:style>
    <style:style style:name="T238" style:family="text">
      <style:text-properties style:font-name="Arial" fo:font-weight="bold" officeooo:rsid="03020a12" style:font-weight-asian="bold" style:font-weight-complex="bold"/>
    </style:style>
    <style:style style:name="T239" style:family="text">
      <style:text-properties style:font-name="Arial" fo:font-weight="bold" officeooo:rsid="01dd8346" style:font-weight-asian="bold" style:font-weight-complex="bold"/>
    </style:style>
    <style:style style:name="T240" style:family="text">
      <style:text-properties style:font-name="Arial" fo:font-weight="bold" officeooo:rsid="01de263e" style:font-weight-asian="bold" style:font-weight-complex="bold"/>
    </style:style>
    <style:style style:name="T241" style:family="text">
      <style:text-properties style:font-name="Arial" fo:font-weight="bold" officeooo:rsid="0003e5fd" style:font-weight-asian="bold" style:font-weight-complex="bold"/>
    </style:style>
    <style:style style:name="T242" style:family="text">
      <style:text-properties style:font-name="Arial" fo:font-weight="bold" officeooo:rsid="0283f233" style:font-weight-asian="bold" style:font-weight-complex="bold"/>
    </style:style>
    <style:style style:name="T243" style:family="text">
      <style:text-properties style:font-name="Arial" fo:font-weight="bold" officeooo:rsid="01ae0b17" style:font-weight-asian="bold" style:font-weight-complex="bold"/>
    </style:style>
    <style:style style:name="T244" style:family="text">
      <style:text-properties style:font-name="Arial" officeooo:rsid="01de263e"/>
    </style:style>
    <style:style style:name="T245" style:family="text">
      <style:text-properties style:font-name="Arial" officeooo:rsid="01e04653"/>
    </style:style>
    <style:style style:name="T246" style:family="text">
      <style:text-properties style:font-name="Arial" officeooo:rsid="01e18eee"/>
    </style:style>
    <style:style style:name="T247" style:family="text">
      <style:text-properties style:font-name="Arial" officeooo:rsid="01e2cac5"/>
    </style:style>
    <style:style style:name="T248" style:family="text">
      <style:text-properties style:font-name="Arial" officeooo:rsid="01e4535c"/>
    </style:style>
    <style:style style:name="T249" style:family="text">
      <style:text-properties style:font-name="Arial" officeooo:rsid="01e5b859"/>
    </style:style>
    <style:style style:name="T250" style:family="text">
      <style:text-properties style:font-name="Arial" officeooo:rsid="01e73412"/>
    </style:style>
    <style:style style:name="T251" style:family="text">
      <style:text-properties style:font-name="Arial" officeooo:rsid="01e76438"/>
    </style:style>
    <style:style style:name="T252" style:family="text">
      <style:text-properties style:font-name="Arial" officeooo:rsid="01e92566"/>
    </style:style>
    <style:style style:name="T253" style:family="text">
      <style:text-properties style:font-name="Arial" officeooo:rsid="01eaae62"/>
    </style:style>
    <style:style style:name="T254" style:family="text">
      <style:text-properties style:font-name="Arial" officeooo:rsid="01ec6f08"/>
    </style:style>
    <style:style style:name="T255" style:family="text">
      <style:text-properties style:font-name="Arial" officeooo:rsid="01f014ae"/>
    </style:style>
    <style:style style:name="T256" style:family="text">
      <style:text-properties style:font-name="Arial" officeooo:rsid="01f1b024"/>
    </style:style>
    <style:style style:name="T257" style:family="text">
      <style:text-properties style:font-name="Arial" officeooo:rsid="01f3372c"/>
    </style:style>
    <style:style style:name="T258" style:family="text">
      <style:text-properties style:font-name="Arial" officeooo:rsid="01f400e0"/>
    </style:style>
    <style:style style:name="T259" style:family="text">
      <style:text-properties style:font-name="Arial" officeooo:rsid="01f4a0f7"/>
    </style:style>
    <style:style style:name="T260" style:family="text">
      <style:text-properties style:font-name="Arial" officeooo:rsid="01f5db4a"/>
    </style:style>
    <style:style style:name="T261" style:family="text">
      <style:text-properties style:font-name="Arial" officeooo:rsid="01f73310"/>
    </style:style>
    <style:style style:name="T262" style:family="text">
      <style:text-properties style:font-name="Arial" officeooo:rsid="01f7757c"/>
    </style:style>
    <style:style style:name="T263" style:family="text">
      <style:text-properties style:font-name="Arial" officeooo:rsid="01f83845"/>
    </style:style>
    <style:style style:name="T264" style:family="text">
      <style:text-properties style:font-name="Arial" officeooo:rsid="01fa55c2"/>
    </style:style>
    <style:style style:name="T265" style:family="text">
      <style:text-properties style:font-name="Arial" officeooo:rsid="01faff60"/>
    </style:style>
    <style:style style:name="T266" style:family="text">
      <style:text-properties style:font-name="Arial" officeooo:rsid="01fb98cc"/>
    </style:style>
    <style:style style:name="T267" style:family="text">
      <style:text-properties style:font-name="Arial" officeooo:rsid="01fcad1f"/>
    </style:style>
    <style:style style:name="T268" style:family="text">
      <style:text-properties style:font-name="Arial" officeooo:rsid="01ff664a"/>
    </style:style>
    <style:style style:name="T269" style:family="text">
      <style:text-properties style:font-name="Arial" officeooo:rsid="02010bcd"/>
    </style:style>
    <style:style style:name="T270" style:family="text">
      <style:text-properties style:font-name="Arial" officeooo:rsid="0202743f"/>
    </style:style>
    <style:style style:name="T271" style:family="text">
      <style:text-properties style:font-name="Arial" officeooo:rsid="02037df0"/>
    </style:style>
    <style:style style:name="T272" style:family="text">
      <style:text-properties style:font-name="Arial" officeooo:rsid="02054e24"/>
    </style:style>
    <style:style style:name="T273" style:family="text">
      <style:text-properties style:font-name="Arial" officeooo:rsid="02066561"/>
    </style:style>
    <style:style style:name="T274" style:family="text">
      <style:text-properties style:font-name="Arial" officeooo:rsid="02076a82"/>
    </style:style>
    <style:style style:name="T275" style:family="text">
      <style:text-properties style:font-name="Arial" officeooo:rsid="0209301f"/>
    </style:style>
    <style:style style:name="T276" style:family="text">
      <style:text-properties style:font-name="Arial" officeooo:rsid="0209495f"/>
    </style:style>
    <style:style style:name="T277" style:family="text">
      <style:text-properties style:font-name="Arial" officeooo:rsid="020a6fcb"/>
    </style:style>
    <style:style style:name="T278" style:family="text">
      <style:text-properties style:font-name="Arial" officeooo:rsid="020b8452"/>
    </style:style>
    <style:style style:name="T279" style:family="text">
      <style:text-properties style:font-name="Arial" officeooo:rsid="020ce5d7"/>
    </style:style>
    <style:style style:name="T280" style:family="text">
      <style:text-properties style:font-name="Arial" officeooo:rsid="020eac28"/>
    </style:style>
    <style:style style:name="T281" style:family="text">
      <style:text-properties style:font-name="Arial" officeooo:rsid="02110f3f"/>
    </style:style>
    <style:style style:name="T282" style:family="text">
      <style:text-properties style:font-name="Arial" officeooo:rsid="0212e852"/>
    </style:style>
    <style:style style:name="T283" style:family="text">
      <style:text-properties style:font-name="Arial" officeooo:rsid="021332ff"/>
    </style:style>
    <style:style style:name="T284" style:family="text">
      <style:text-properties style:font-name="Arial" officeooo:rsid="0214647d"/>
    </style:style>
    <style:style style:name="T285" style:family="text">
      <style:text-properties style:font-name="Arial" officeooo:rsid="02147a3e"/>
    </style:style>
    <style:style style:name="T286" style:family="text">
      <style:text-properties style:font-name="Arial" officeooo:rsid="02148298"/>
    </style:style>
    <style:style style:name="T287" style:family="text">
      <style:text-properties style:font-name="Arial" officeooo:rsid="021644b3"/>
    </style:style>
    <style:style style:name="T288" style:family="text">
      <style:text-properties style:font-name="Arial" officeooo:rsid="0218c99f"/>
    </style:style>
    <style:style style:name="T289" style:family="text">
      <style:text-properties style:font-name="Arial" officeooo:rsid="021a541d"/>
    </style:style>
    <style:style style:name="T290" style:family="text">
      <style:text-properties style:font-name="Arial" officeooo:rsid="021b505b"/>
    </style:style>
    <style:style style:name="T291" style:family="text">
      <style:text-properties style:font-name="Arial" officeooo:rsid="021ca9cb"/>
    </style:style>
    <style:style style:name="T292" style:family="text">
      <style:text-properties style:font-name="Arial" officeooo:rsid="021d6064"/>
    </style:style>
    <style:style style:name="T293" style:family="text">
      <style:text-properties style:font-name="Arial" officeooo:rsid="021e9faf"/>
    </style:style>
    <style:style style:name="T294" style:family="text">
      <style:text-properties style:font-name="Arial" officeooo:rsid="021ff795"/>
    </style:style>
    <style:style style:name="T295" style:family="text">
      <style:text-properties style:font-name="Arial" officeooo:rsid="0220a9e7"/>
    </style:style>
    <style:style style:name="T296" style:family="text">
      <style:text-properties style:font-name="Arial" officeooo:rsid="0220b897"/>
    </style:style>
    <style:style style:name="T297" style:family="text">
      <style:text-properties style:font-name="Arial" officeooo:rsid="0221f052"/>
    </style:style>
    <style:style style:name="T298" style:family="text">
      <style:text-properties style:font-name="Arial" officeooo:rsid="022309fe"/>
    </style:style>
    <style:style style:name="T299" style:family="text">
      <style:text-properties style:font-name="Arial" officeooo:rsid="0224aa8e"/>
    </style:style>
    <style:style style:name="T300" style:family="text">
      <style:text-properties style:font-name="Arial" officeooo:rsid="0225dfd6"/>
    </style:style>
    <style:style style:name="T301" style:family="text">
      <style:text-properties style:font-name="Arial" officeooo:rsid="0226fbb6"/>
    </style:style>
    <style:style style:name="T302" style:family="text">
      <style:text-properties style:font-name="Arial" officeooo:rsid="02275d32"/>
    </style:style>
    <style:style style:name="T303" style:family="text">
      <style:text-properties style:font-name="Arial" officeooo:rsid="02276c8b"/>
    </style:style>
    <style:style style:name="T304" style:family="text">
      <style:text-properties style:font-name="Arial" officeooo:rsid="02292b6b"/>
    </style:style>
    <style:style style:name="T305" style:family="text">
      <style:text-properties style:font-name="Arial" officeooo:rsid="0229d8c0"/>
    </style:style>
    <style:style style:name="T306" style:family="text">
      <style:text-properties style:font-name="Arial" officeooo:rsid="022b25be"/>
    </style:style>
    <style:style style:name="T307" style:family="text">
      <style:text-properties style:font-name="Arial" officeooo:rsid="022d107f"/>
    </style:style>
    <style:style style:name="T308" style:family="text">
      <style:text-properties style:font-name="Arial" officeooo:rsid="0234882f"/>
    </style:style>
    <style:style style:name="T309" style:family="text">
      <style:text-properties style:font-name="Arial" officeooo:rsid="02356d8b"/>
    </style:style>
    <style:style style:name="T310" style:family="text">
      <style:text-properties style:font-name="Arial" officeooo:rsid="02367117"/>
    </style:style>
    <style:style style:name="T311" style:family="text">
      <style:text-properties style:font-name="Arial" officeooo:rsid="02377033"/>
    </style:style>
    <style:style style:name="T312" style:family="text">
      <style:text-properties style:font-name="Arial" officeooo:rsid="02378cc8"/>
    </style:style>
    <style:style style:name="T313" style:family="text">
      <style:text-properties style:font-name="Arial" officeooo:rsid="02389f4d"/>
    </style:style>
    <style:style style:name="T314" style:family="text">
      <style:text-properties style:font-name="Arial" fo:font-size="14pt" officeooo:rsid="02441878" style:font-size-asian="14pt" style:font-size-complex="14pt"/>
    </style:style>
    <style:style style:name="T315" style:family="text">
      <style:text-properties style:font-name="Arial" fo:font-size="14pt" officeooo:rsid="0249a293" style:font-size-asian="14pt" style:font-size-complex="14pt"/>
    </style:style>
    <style:style style:name="T316" style:family="text">
      <style:text-properties style:font-name="Arial" fo:font-size="14pt" officeooo:rsid="00bf9cca" style:font-size-asian="14pt" style:font-size-complex="14pt"/>
    </style:style>
    <style:style style:name="T317" style:family="text">
      <style:text-properties style:font-name="Arial" fo:font-size="14pt" officeooo:rsid="024b567a" style:font-size-asian="14pt" style:font-size-complex="14pt"/>
    </style:style>
    <style:style style:name="T318" style:family="text">
      <style:text-properties style:font-name="Arial" fo:font-size="14pt" fo:font-weight="bold" officeooo:rsid="0003e5fd" style:font-size-asian="14pt" style:font-weight-asian="bold" style:font-size-complex="14pt" style:font-weight-complex="bold"/>
    </style:style>
    <style:style style:name="T319" style:family="text">
      <style:text-properties style:font-name="Arial" officeooo:rsid="02441878"/>
    </style:style>
    <style:style style:name="T320" style:family="text">
      <style:text-properties style:font-name="Arial" officeooo:rsid="024b7ca1"/>
    </style:style>
    <style:style style:name="T321" style:family="text">
      <style:text-properties style:font-name="Arial" officeooo:rsid="024f33ea"/>
    </style:style>
    <style:style style:name="T322" style:family="text">
      <style:text-properties style:font-name="Arial" officeooo:rsid="0256cea9"/>
    </style:style>
    <style:style style:name="T323" style:family="text">
      <style:text-properties style:font-name="Arial" fo:font-style="normal" fo:font-weight="normal" officeooo:rsid="00f7b4e9" style:font-style-asian="normal" style:font-weight-asian="normal" style:font-style-complex="normal" style:font-weight-complex="normal"/>
    </style:style>
    <style:style style:name="T324" style:family="text">
      <style:text-properties style:font-name="Arial" fo:font-style="normal" fo:font-weight="normal" officeooo:rsid="0254c84b" style:font-style-asian="normal" style:font-weight-asian="normal" style:font-style-complex="normal" style:font-weight-complex="normal"/>
    </style:style>
    <style:style style:name="T325" style:family="text">
      <style:text-properties style:font-name="Arial" fo:font-style="normal" fo:font-weight="normal" officeooo:rsid="025cb252" style:font-style-asian="normal" style:font-weight-asian="normal" style:font-style-complex="normal" style:font-weight-complex="normal"/>
    </style:style>
    <style:style style:name="T326" style:family="text">
      <style:text-properties style:font-name="Arial" fo:font-style="normal" fo:font-weight="normal" officeooo:rsid="025ef3b4" style:font-style-asian="normal" style:font-weight-asian="normal" style:font-style-complex="normal" style:font-weight-complex="normal"/>
    </style:style>
    <style:style style:name="T327" style:family="text">
      <style:text-properties style:font-name="Arial" fo:font-style="normal" fo:font-weight="normal" officeooo:rsid="014eb963" style:font-style-asian="normal" style:font-weight-asian="normal" style:font-style-complex="normal" style:font-weight-complex="normal"/>
    </style:style>
    <style:style style:name="T328" style:family="text">
      <style:text-properties style:font-name="Arial" fo:font-style="normal" fo:font-weight="normal" officeooo:rsid="0278fa54" style:font-style-asian="normal" style:font-weight-asian="normal" style:font-style-complex="normal" style:font-weight-complex="normal"/>
    </style:style>
    <style:style style:name="T329" style:family="text">
      <style:text-properties style:font-name="Arial" fo:font-style="normal" fo:font-weight="normal" officeooo:rsid="01513511" style:font-style-asian="normal" style:font-weight-asian="normal" style:font-style-complex="normal" style:font-weight-complex="normal"/>
    </style:style>
    <style:style style:name="T330" style:family="text">
      <style:text-properties style:font-name="Arial" fo:font-style="normal" fo:font-weight="normal" officeooo:rsid="01518942" style:font-style-asian="normal" style:font-weight-asian="normal" style:font-style-complex="normal" style:font-weight-complex="normal"/>
    </style:style>
    <style:style style:name="T331" style:family="text">
      <style:text-properties style:font-name="Arial" fo:font-style="normal" fo:font-weight="normal" officeooo:rsid="01528825" style:font-style-asian="normal" style:font-weight-asian="normal" style:font-style-complex="normal" style:font-weight-complex="normal"/>
    </style:style>
    <style:style style:name="T332" style:family="text">
      <style:text-properties style:font-name="Arial" fo:font-style="normal" fo:font-weight="normal" officeooo:rsid="027901e1" style:font-style-asian="normal" style:font-weight-asian="normal" style:font-style-complex="normal" style:font-weight-complex="normal"/>
    </style:style>
    <style:style style:name="T333" style:family="text">
      <style:text-properties style:font-name="Arial" fo:font-style="normal" fo:font-weight="normal" officeooo:rsid="0321dd7d" style:font-style-asian="normal" style:font-weight-asian="normal" style:font-style-complex="normal" style:font-weight-complex="normal"/>
    </style:style>
    <style:style style:name="T334" style:family="text">
      <style:text-properties style:font-name="Arial" fo:font-style="normal" fo:font-weight="normal" officeooo:rsid="03230f8b" style:font-style-asian="normal" style:font-weight-asian="normal" style:font-style-complex="normal" style:font-weight-complex="normal"/>
    </style:style>
    <style:style style:name="T335" style:family="text">
      <style:text-properties style:font-name="Arial" fo:font-style="normal" fo:font-weight="normal" officeooo:rsid="032422e8" style:font-style-asian="normal" style:font-weight-asian="normal" style:font-style-complex="normal" style:font-weight-complex="normal"/>
    </style:style>
    <style:style style:name="T336" style:family="text">
      <style:text-properties style:font-name="Arial" fo:font-style="normal" style:text-underline-style="none" fo:font-weight="normal" officeooo:rsid="014eb963" style:font-style-asian="normal" style:font-weight-asian="normal" style:font-style-complex="normal" style:font-weight-complex="normal"/>
    </style:style>
    <style:style style:name="T337" style:family="text">
      <style:text-properties style:font-name="Arial" officeooo:rsid="025b40d6"/>
    </style:style>
    <style:style style:name="T338" style:family="text">
      <style:text-properties style:font-name="Arial" officeooo:rsid="00cf6e5f"/>
    </style:style>
    <style:style style:name="T339" style:family="text">
      <style:text-properties style:font-name="Arial" officeooo:rsid="025cb252"/>
    </style:style>
    <style:style style:name="T340" style:family="text">
      <style:text-properties style:font-name="Arial" officeooo:rsid="0266d48b"/>
    </style:style>
    <style:style style:name="T341" style:family="text">
      <style:text-properties style:font-name="Arial" officeooo:rsid="02683e2e"/>
    </style:style>
    <style:style style:name="T342" style:family="text">
      <style:text-properties style:font-name="Arial" officeooo:rsid="026af9f2"/>
    </style:style>
    <style:style style:name="T343" style:family="text">
      <style:text-properties style:font-name="Arial" officeooo:rsid="026ca3a2"/>
    </style:style>
    <style:style style:name="T344" style:family="text">
      <style:text-properties style:font-name="Arial" officeooo:rsid="0271b0bf"/>
    </style:style>
    <style:style style:name="T345" style:family="text">
      <style:text-properties style:font-name="Arial" officeooo:rsid="02739f10"/>
    </style:style>
    <style:style style:name="T346" style:family="text">
      <style:text-properties style:font-name="Arial" officeooo:rsid="0275fdb5"/>
    </style:style>
    <style:style style:name="T347" style:family="text">
      <style:text-properties style:font-name="Arial" fo:font-weight="normal" officeooo:rsid="016e012f" style:font-weight-asian="normal" style:font-weight-complex="normal"/>
    </style:style>
    <style:style style:name="T348" style:family="text">
      <style:text-properties style:font-name="Arial" fo:font-weight="normal" officeooo:rsid="02b44883" style:font-weight-asian="normal" style:font-weight-complex="normal"/>
    </style:style>
    <style:style style:name="T349" style:family="text">
      <style:text-properties style:font-name="Arial" fo:font-weight="normal" officeooo:rsid="02bc7597" style:font-weight-asian="normal" style:font-weight-complex="normal"/>
    </style:style>
    <style:style style:name="T350" style:family="text">
      <style:text-properties style:font-name="Arial" fo:font-weight="normal" officeooo:rsid="00debcf3" style:font-weight-asian="normal" style:font-weight-complex="normal"/>
    </style:style>
    <style:style style:name="T351" style:family="text">
      <style:text-properties style:font-name="Arial" fo:font-weight="normal" officeooo:rsid="02c068a2" style:font-weight-asian="normal" style:font-weight-complex="normal"/>
    </style:style>
    <style:style style:name="T352" style:family="text">
      <style:text-properties style:font-name="Arial" fo:font-weight="normal" officeooo:rsid="02c287c5" style:font-weight-asian="normal" style:font-weight-complex="normal"/>
    </style:style>
    <style:style style:name="T353" style:family="text">
      <style:text-properties style:font-name="Arial" fo:font-weight="normal" officeooo:rsid="015adbbd" style:font-weight-asian="normal" style:font-weight-complex="normal"/>
    </style:style>
    <style:style style:name="T354" style:family="text">
      <style:text-properties style:font-name="Arial" fo:font-weight="normal" officeooo:rsid="02d0d079" style:font-weight-asian="normal" style:font-weight-complex="normal"/>
    </style:style>
    <style:style style:name="T355" style:family="text">
      <style:text-properties style:font-name="Arial" fo:font-weight="normal" officeooo:rsid="019be2a1" style:font-weight-asian="normal" style:font-weight-complex="normal"/>
    </style:style>
    <style:style style:name="T356" style:family="text">
      <style:text-properties style:font-name="Arial" fo:font-weight="normal" officeooo:rsid="03272389" style:font-weight-asian="normal" style:font-weight-complex="normal"/>
    </style:style>
    <style:style style:name="T357" style:family="text">
      <style:text-properties style:font-name="Arial" fo:font-weight="normal" officeooo:rsid="03286e16" style:font-weight-asian="normal" style:font-weight-complex="normal"/>
    </style:style>
    <style:style style:name="T358" style:family="text">
      <style:text-properties style:font-name="Arial" fo:font-weight="normal" officeooo:rsid="00db3b4a" style:font-weight-asian="normal" style:font-weight-complex="normal"/>
    </style:style>
    <style:style style:name="T359" style:family="text">
      <style:text-properties style:font-name="Arial" fo:font-weight="normal" officeooo:rsid="032a6610" style:font-weight-asian="normal" style:font-weight-complex="normal"/>
    </style:style>
    <style:style style:name="T360" style:family="text">
      <style:text-properties style:font-name="Arial" fo:font-weight="normal" officeooo:rsid="01109629" style:font-weight-asian="normal" style:font-weight-complex="normal"/>
    </style:style>
    <style:style style:name="T361" style:family="text">
      <style:text-properties style:font-name="Arial" fo:font-weight="normal" officeooo:rsid="032b98b3" style:font-weight-asian="normal" style:font-weight-complex="normal"/>
    </style:style>
    <style:style style:name="T362" style:family="text">
      <style:text-properties style:font-name="Arial" fo:font-weight="normal" officeooo:rsid="010bc577" style:font-weight-asian="normal" style:font-weight-complex="normal"/>
    </style:style>
    <style:style style:name="T363" style:family="text">
      <style:text-properties style:font-name="Arial" fo:font-weight="normal" officeooo:rsid="00e569c7" style:font-weight-asian="normal" style:font-weight-complex="normal"/>
    </style:style>
    <style:style style:name="T364" style:family="text">
      <style:text-properties style:font-name="Arial" officeooo:rsid="027b1116"/>
    </style:style>
    <style:style style:name="T365" style:family="text">
      <style:text-properties style:font-name="Arial" officeooo:rsid="027c0389"/>
    </style:style>
    <style:style style:name="T366" style:family="text">
      <style:text-properties style:font-name="Arial" officeooo:rsid="027df3a0"/>
    </style:style>
    <style:style style:name="T367" style:family="text">
      <style:text-properties style:font-name="Arial" officeooo:rsid="028ad97a"/>
    </style:style>
    <style:style style:name="T368" style:family="text">
      <style:text-properties style:font-name="Arial" officeooo:rsid="028ca1e3"/>
    </style:style>
    <style:style style:name="T369" style:family="text">
      <style:text-properties style:font-name="Arial" officeooo:rsid="028da6c6"/>
    </style:style>
    <style:style style:name="T370" style:family="text">
      <style:text-properties style:font-name="Arial" officeooo:rsid="029c87df"/>
    </style:style>
    <style:style style:name="T371" style:family="text">
      <style:text-properties style:font-name="Arial" officeooo:rsid="029e46d2"/>
    </style:style>
    <style:style style:name="T372" style:family="text">
      <style:text-properties style:font-name="Arial" officeooo:rsid="02a11365"/>
    </style:style>
    <style:style style:name="T373" style:family="text">
      <style:text-properties style:font-name="Arial" officeooo:rsid="02a2e18a"/>
    </style:style>
    <style:style style:name="T374" style:family="text">
      <style:text-properties style:font-name="Arial" officeooo:rsid="02a5076e"/>
    </style:style>
    <style:style style:name="T375" style:family="text">
      <style:text-properties style:font-name="Arial" officeooo:rsid="02a69931"/>
    </style:style>
    <style:style style:name="T376" style:family="text">
      <style:text-properties style:font-name="Arial" officeooo:rsid="02a6c87f"/>
    </style:style>
    <style:style style:name="T377" style:family="text">
      <style:text-properties style:font-name="Arial" officeooo:rsid="02aaf02b"/>
    </style:style>
    <style:style style:name="T378" style:family="text">
      <style:text-properties style:font-name="Arial" officeooo:rsid="02aca4ee"/>
    </style:style>
    <style:style style:name="T379" style:family="text">
      <style:text-properties style:font-name="Arial" officeooo:rsid="02b01126"/>
    </style:style>
    <style:style style:name="T380" style:family="text">
      <style:text-properties style:font-name="Arial" officeooo:rsid="02b277db"/>
    </style:style>
    <style:style style:name="T381" style:family="text">
      <style:text-properties style:font-name="Arial" officeooo:rsid="02b44883"/>
    </style:style>
    <style:style style:name="T382" style:family="text">
      <style:text-properties style:font-name="Arial" officeooo:rsid="02b8ab58"/>
    </style:style>
    <style:style style:name="T383" style:family="text">
      <style:text-properties style:font-name="Arial" officeooo:rsid="02b94895"/>
    </style:style>
    <style:style style:name="T384" style:family="text">
      <style:text-properties style:font-name="Arial" officeooo:rsid="02b9edd5"/>
    </style:style>
    <style:style style:name="T385" style:family="text">
      <style:text-properties style:font-name="Arial" officeooo:rsid="02bda1d1"/>
    </style:style>
    <style:style style:name="T386" style:family="text">
      <style:text-properties style:font-name="Arial" officeooo:rsid="02c287c5"/>
    </style:style>
    <style:style style:name="T387" style:family="text">
      <style:text-properties style:font-name="Arial" officeooo:rsid="02c5105b"/>
    </style:style>
    <style:style style:name="T388" style:family="text">
      <style:text-properties style:font-name="Arial" officeooo:rsid="02c7bb0d"/>
    </style:style>
    <style:style style:name="T389" style:family="text">
      <style:text-properties style:font-name="Arial" fo:font-size="16pt" fo:font-weight="bold" officeooo:rsid="016e012f" style:font-size-asian="16pt" style:font-weight-asian="bold" style:font-size-complex="16pt" style:font-weight-complex="bold"/>
    </style:style>
    <style:style style:name="T390" style:family="text">
      <style:text-properties style:font-name="Arial" officeooo:rsid="02d0d079"/>
    </style:style>
    <style:style style:name="T391" style:family="text">
      <style:text-properties style:font-name="Arial" officeooo:rsid="02d371ea"/>
    </style:style>
    <style:style style:name="T392" style:family="text">
      <style:text-properties style:font-name="Arial" officeooo:rsid="02d3a99d"/>
    </style:style>
    <style:style style:name="T393" style:family="text">
      <style:text-properties style:font-name="Arial" officeooo:rsid="02d5c673"/>
    </style:style>
    <style:style style:name="T394" style:family="text">
      <style:text-properties style:font-name="Arial" officeooo:rsid="02d6c0fb"/>
    </style:style>
    <style:style style:name="T395" style:family="text">
      <style:text-properties style:font-name="Arial" officeooo:rsid="02d7dc04"/>
    </style:style>
    <style:style style:name="T396" style:family="text">
      <style:text-properties style:font-name="Arial" officeooo:rsid="02d9dcd7"/>
    </style:style>
    <style:style style:name="T397" style:family="text">
      <style:text-properties style:font-name="Arial" officeooo:rsid="02da2fae"/>
    </style:style>
    <style:style style:name="T398" style:family="text">
      <style:text-properties style:font-name="Arial" officeooo:rsid="02dca42c"/>
    </style:style>
    <style:style style:name="T399" style:family="text">
      <style:text-properties style:font-name="Arial" officeooo:rsid="02de90e3"/>
    </style:style>
    <style:style style:name="T400" style:family="text">
      <style:text-properties style:font-name="Arial" officeooo:rsid="02df10fb"/>
    </style:style>
    <style:style style:name="T401" style:family="text">
      <style:text-properties style:font-name="Arial" officeooo:rsid="02e12357"/>
    </style:style>
    <style:style style:name="T402" style:family="text">
      <style:text-properties style:font-name="Arial" officeooo:rsid="02e73336"/>
    </style:style>
    <style:style style:name="T403" style:family="text">
      <style:text-properties style:font-name="Arial" officeooo:rsid="02e8dec8"/>
    </style:style>
    <style:style style:name="T404" style:family="text">
      <style:text-properties style:font-name="Arial" officeooo:rsid="02ee007c"/>
    </style:style>
    <style:style style:name="T405" style:family="text">
      <style:text-properties style:font-name="Arial" officeooo:rsid="02efb84a"/>
    </style:style>
    <style:style style:name="T406" style:family="text">
      <style:text-properties style:font-name="Arial" officeooo:rsid="02f0e4a4"/>
    </style:style>
    <style:style style:name="T407" style:family="text">
      <style:text-properties style:font-name="Arial" officeooo:rsid="02f17536"/>
    </style:style>
    <style:style style:name="T408" style:family="text">
      <style:text-properties style:font-name="Arial" officeooo:rsid="02f49e36"/>
    </style:style>
    <style:style style:name="T409" style:family="text">
      <style:text-properties style:font-name="Arial" officeooo:rsid="02fb1313"/>
    </style:style>
    <style:style style:name="T410" style:family="text">
      <style:text-properties style:font-name="Arial" officeooo:rsid="02fe33c5"/>
    </style:style>
    <style:style style:name="T411" style:family="text">
      <style:text-properties style:font-name="Arial" officeooo:rsid="02fe875b"/>
    </style:style>
    <style:style style:name="T412" style:family="text">
      <style:text-properties style:font-name="Arial" officeooo:rsid="03005b1b"/>
    </style:style>
    <style:style style:name="T413" style:family="text">
      <style:text-properties style:font-name="Arial" officeooo:rsid="0302272d"/>
    </style:style>
    <style:style style:name="T414" style:family="text">
      <style:text-properties style:font-name="Arial" officeooo:rsid="0303e1eb"/>
    </style:style>
    <style:style style:name="T415" style:family="text">
      <style:text-properties style:font-name="Arial" officeooo:rsid="0304c415"/>
    </style:style>
    <style:style style:name="T416" style:family="text">
      <style:text-properties style:font-name="Arial" officeooo:rsid="023a4854"/>
    </style:style>
    <style:style style:name="T417" style:family="text">
      <style:text-properties style:font-name="Arial" officeooo:rsid="030973e7"/>
    </style:style>
    <style:style style:name="T418" style:family="text">
      <style:text-properties style:font-name="Arial" officeooo:rsid="01ae0b17"/>
    </style:style>
    <style:style style:name="T419" style:family="text">
      <style:text-properties style:font-name="Arial" officeooo:rsid="031ec99e"/>
    </style:style>
    <style:style style:name="T420" style:family="text">
      <style:text-properties style:font-name="Arial" officeooo:rsid="0320c21e"/>
    </style:style>
    <style:style style:name="T421" style:family="text">
      <style:text-properties style:font-name="Arial" officeooo:rsid="0320d8f8"/>
    </style:style>
    <style:style style:name="T422" style:family="text">
      <style:text-properties style:font-name="Arial" officeooo:rsid="03259b29"/>
    </style:style>
    <style:style style:name="T423" style:family="text">
      <style:text-properties style:font-name="Arial" officeooo:rsid="032cfbd8"/>
    </style:style>
    <style:style style:name="T424" style:family="text">
      <style:text-properties style:font-name="Arial" officeooo:rsid="032dcf07"/>
    </style:style>
    <style:style style:name="T425" style:family="text">
      <style:text-properties style:font-name="Arial" officeooo:rsid="0331df6b"/>
    </style:style>
    <style:style style:name="T426" style:family="text">
      <style:text-properties style:font-name="Arial" officeooo:rsid="033577b6"/>
    </style:style>
    <style:style style:name="T427" style:family="text">
      <style:text-properties style:font-name="Arial" officeooo:rsid="03365cfe"/>
    </style:style>
    <style:style style:name="T428" style:family="text">
      <style:text-properties fo:font-weight="bold" style:font-weight-asian="bold" style:font-weight-complex="bold"/>
    </style:style>
    <style:style style:name="T429" style:family="text">
      <style:text-properties fo:font-weight="bold" officeooo:rsid="00b907bf" style:font-weight-asian="bold" style:font-weight-complex="bold"/>
    </style:style>
    <style:style style:name="T430" style:family="text">
      <style:text-properties fo:font-weight="bold" officeooo:rsid="00bd2368" style:font-weight-asian="bold" style:font-weight-complex="bold"/>
    </style:style>
    <style:style style:name="T431" style:family="text">
      <style:text-properties fo:font-weight="bold" officeooo:rsid="008371c2" style:font-weight-asian="bold" style:font-weight-complex="bold"/>
    </style:style>
    <style:style style:name="T432" style:family="text">
      <style:text-properties fo:font-weight="normal" style:font-weight-asian="normal" style:font-weight-complex="normal"/>
    </style:style>
    <style:style style:name="T433" style:family="text">
      <style:text-properties fo:font-weight="normal" officeooo:rsid="00bab3ae" style:font-weight-asian="normal" style:font-weight-complex="normal"/>
    </style:style>
    <style:style style:name="T434" style:family="text">
      <style:text-properties fo:font-weight="normal" officeooo:rsid="00bb99ff" style:font-weight-asian="normal" style:font-weight-complex="normal"/>
    </style:style>
    <style:style style:name="T435" style:family="text">
      <style:text-properties fo:font-weight="normal" officeooo:rsid="022f0fce" style:font-weight-asian="normal" style:font-weight-complex="normal"/>
    </style:style>
    <style:style style:name="T436" style:family="text">
      <style:text-properties fo:font-weight="normal" officeooo:rsid="02310211" style:font-weight-asian="normal" style:font-weight-complex="normal"/>
    </style:style>
    <style:style style:name="T437" style:family="text">
      <style:text-properties fo:font-weight="normal" officeooo:rsid="0231c516" style:font-weight-asian="normal" style:font-weight-complex="normal"/>
    </style:style>
    <style:style style:name="T438" style:family="text">
      <style:text-properties fo:font-weight="normal" officeooo:rsid="023b8d65" style:font-weight-asian="normal" style:font-weight-complex="normal"/>
    </style:style>
    <style:style style:name="T439" style:family="text">
      <style:text-properties fo:font-weight="normal" officeooo:rsid="023bf299" style:font-weight-asian="normal" style:font-weight-complex="normal"/>
    </style:style>
    <style:style style:name="T440" style:family="text">
      <style:text-properties officeooo:rsid="023ead17"/>
    </style:style>
    <style:style style:name="T441" style:family="text">
      <style:text-properties officeooo:rsid="0240b681"/>
    </style:style>
    <style:style style:name="T442" style:family="text">
      <style:text-properties officeooo:rsid="0241a3c5"/>
    </style:style>
    <style:style style:name="T443" style:family="text">
      <style:text-properties officeooo:rsid="02ca3ab0"/>
    </style:style>
    <style:style style:name="T444" style:family="text">
      <style:text-properties officeooo:rsid="00b64a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443">SCRUMBALL - RUGBY</text:span> </text:p>
      <text:p text:style-name="P6"/>
      <text:p text:style-name="P7"><text:span text:style-name="T2">L</text:span><text:span text:style-name="T4">e jeu est basé sur les règlements </text:span><text:span text:style-name="T320">généraux </text:span><text:span text:style-name="T4">du rugby, chaque </text:span><text:span text:style-name="T319">équipe</text:span><text:span text:style-name="T4"> est muni</text:span><text:span text:style-name="T319">e</text:span><text:span text:style-name="T4"> d'une paire de dés, 2</text:span><text:span text:style-name="T21">1 </text:span><text:span text:style-name="T4">cartes et débute avec 6 cartes en mains. <text:line-break/></text:span><text:span text:style-name="T319">Les cartes </text:span><text:span text:style-name="T320">affichent les numéros de joueurs et</text:span><text:span text:style-name="T319"> sont réparties </text:span><text:span text:style-name="T320">de la façon suivante :</text:span><text:span text:style-name="T319"><text:line-break/></text:span><text:span text:style-name="T320">1 – 2 – 3 – 4 – 5 – 6 – 7 – 8 – 9 – 9 – 9 – 9 – 10 – 10 – 10 – 11 – 12 – 13 – 14 – 15 – </text:span><text:span text:style-name="T337">15 </text:span></text:p>
      <text:h text:style-name="P57" text:outline-level="2"><text:span text:style-name="T320">INVENTAIRE</text:span><text:span text:style-name="T1"> :</text:span></text:h>
      <text:p text:style-name="P45"><text:span text:style-name="T2">2 </text:span><text:span text:style-name="T3">paires de dés</text:span><text:span text:style-name="T2">. <text:line-break/></text:span><text:span text:style-name="T4">2x 2</text:span><text:span text:style-name="T22">1</text:span><text:span text:style-name="T4"> cartes</text:span><text:span text:style-name="T2">. <text:line-break/>1 pion qui symbolise le ballon. <text:line-break/>1 plateau de jeu.</text:span></text:p>
      <text:h text:style-name="P58" text:outline-level="2"><text:span text:style-name="T314">L</text:span><text:span text:style-name="T315">E JEU DE DÉS</text:span><text:span text:style-name="T1"> :</text:span></text:h>
      <text:p text:style-name="P8"><text:span text:style-name="T32">Les dés sont utilisés pour les duels </text:span><text:span text:style-name="T321">de </text:span><text:span text:style-name="T32">touches, mélées, plaquages </text:span><text:span text:style-name="T321">par exemple </text:span><text:span text:style-name="T32">ou </text:span><text:span text:style-name="T321">encore</text:span><text:span text:style-name="T32"> pour parcourir une distance </text:span><text:span text:style-name="T321">comme la course, le drop, le jeu au pied, etc...<text:line-break/><text:line-break/></text:span><text:span text:style-name="T175">Duel à un dé :</text:span><text:span text:style-name="T28"> La plus grande valeur remporte le duel. À valeur égale, la première équipe à avoir lanc</text:span><text:span text:style-name="T30">ée </text:span><text:span text:style-name="T28">remporte toujours le duel.<text:line-break/><text:line-break/></text:span><text:span text:style-name="T175">Duel à deux dés : </text:span><text:span text:style-name="T28">La plus grande des deux valeurs domine, la seconde valeur départage si nécessaire. <text:s/>À valeur égale, la première équipe à avoir lanc</text:span><text:span text:style-name="T30">ée </text:span><text:span text:style-name="T28">remporte toujours le duel. <text:line-break/></text:span><text:span text:style-name="T324">Exemple </text:span><text:span text:style-name="T323">: </text:span><text:span text:style-name="T325">[ 5 ] [ 1 ]</text:span><text:span text:style-name="T323"> bat un </text:span><text:span text:style-name="T325">[ 4 ] [ 3 ]</text:span></text:p>
      <text:p text:style-name="P9"><text:span text:style-name="T28">N'importe quel double bat une valeur simple. <text:line-break/></text:span><text:span text:style-name="T324">Exemple :</text:span><text:span text:style-name="T323"> </text:span><text:span text:style-name="T326">[ 2 ] [ 2 ] bat [ 6 ] [ 5 ]</text:span></text:p>
      <text:p text:style-name="P9"><text:span text:style-name="T27">Ormis les phases de plaquages </text:span><text:span text:style-name="T29">o</text:span><text:span text:style-name="T322">u </text:span><text:span text:style-name="T29">le duel se joue obligatoirement à deux dés, la première équipe qui lance définit le type de duel.<text:line-break/></text:span><text:span text:style-name="T33">Lorsqu'il s'agit de définir une distance, l'équipe qui lance </text:span><text:span text:style-name="T340">a</text:span><text:span text:style-name="T33"> également le choix de jouer avec un ou deux dés.</text:span></text:p>
      <text:p text:style-name="P23"><text:span text:style-name="T176">Dans tout les cas, lorsqu'une équipe remporte un duel ou définie une distance par une valeur double, </text:span><text:span text:style-name="T177">un bonus lui sera attribué</text:span><text:span text:style-name="T176"> mais se ver</text:span><text:span text:style-name="T177">r</text:span><text:span text:style-name="T176">a parfois pénalisée si elle affiche </text:span><text:span text:style-name="T177">la</text:span><text:span text:style-name="T176"> valeur </text:span><text:span text:style-name="T178">[ </text:span><text:span text:style-name="T176">1 </text:span><text:span text:style-name="T178">]</text:span></text:p>
      <text:h text:style-name="P59" text:outline-level="2"><text:soft-page-break/></text:h>
      <text:h text:style-name="P60" text:outline-level="2">LES CARTES DE JEU :</text:h>
      <text:p text:style-name="P10"><text:span text:style-name="T338">Les cartes représentent les 15 joueurs que l'on retrouve sur un terrain de rugby, sont numérotées comme telles et affichent des aptitudes </text:span><text:span text:style-name="T5">propres </text:span><text:span text:style-name="T24">par types et groupes</text:span><text:span text:style-name="T5"> de joueurs.</text:span></text:p>
      <text:p text:style-name="P10"><text:span text:style-name="T5">Trois groupes </text:span><text:span text:style-name="T24">principaux</text:span><text:span text:style-name="T5"> sont représentés :</text:span></text:p>
      <text:p text:style-name="P10"><text:span text:style-name="T5">- <text:s/></text:span><text:span text:style-name="T6">les avants <text:tab/><text:tab/></text:span><text:span text:style-name="T375">1 – 2 – 3 – 4 – 5 – 6 – 7 – 8<text:line-break/>- <text:s/></text:span><text:span text:style-name="T6">les stratèges <text:tab/></text:span><text:span text:style-name="T376">9 – 10</text:span><text:span text:style-name="T6"> <text:line-break/>- </text:span><text:span text:style-name="T376"><text:s/>l</text:span><text:span text:style-name="T6">es arrières <text:tab/></text:span><text:span text:style-name="T376">11 – 12 -13 -14 – 15</text:span></text:p>
      <text:p text:style-name="P10"><text:span text:style-name="T8">Il est possible de joueur les cartes seules </text:span><text:span text:style-name="T341">pour un</text:span><text:span text:style-name="T8"> </text:span><text:span text:style-name="T339">j</text:span><text:span text:style-name="T304">eu simple aux cartes</text:span><text:span text:style-name="T8"> ou </text:span><text:span text:style-name="T21">par</text:span><text:span text:style-name="T8"> combinaisons </text:span><text:span text:style-name="T341">pour un </text:span><text:span text:style-name="T304">jeu de combinaisons.</text:span><text:span text:style-name="T8"> </text:span></text:p>
      <text:p text:style-name="P4">Seule une propriété sera prise en compte lorsqu'une carte sera jouée. Il est donc impossible avec la même carte de faire une avancée puis une course ou un drop.</text:p>
      <text:h text:style-name="P61" text:outline-level="2"><text:span text:style-name="T10">Aptitudes</text:span><text:span text:style-name="T7"> générales :</text:span></text:h>
      <text:p text:style-name="P48"><text:span text:style-name="T7">Chaque carte permet de faire </text:span><text:span text:style-name="T12">une avancée </text:span><text:span text:style-name="T31">de 10m</text:span><text:span text:style-name="T12">,</text:span><text:span text:style-name="T7"> de poser un plaquage, </text:span><text:span text:style-name="T12">un conteste ou un deblayage </text:span></text:p>
      <text:p text:style-name="P49"><text:span text:style-name="T86">L</text:span><text:span text:style-name="T34">es aptitudes sont variées et propres à chaques groupes, les numéros les symbolisent.</text:span></text:p>
      <text:p text:style-name="P49"><text:span text:style-name="T342">1 – 2 – 3 – 4 – 5<text:tab/></text:span><text:span text:style-name="T10">Aptitudes</text:span><text:span text:style-name="T7"> générales,</text:span><text:span text:style-name="T9"><text:line-break/></text:span><text:span text:style-name="T342">6 – 7 – 8 </text:span><text:span text:style-name="T9"><text:tab/><text:tab/></text:span><text:span text:style-name="T10">Aptitudes</text:span><text:span text:style-name="T7"> générales,</text:span><text:span text:style-name="T12"> course,</text:span><text:span text:style-name="T9"><text:line-break/></text:span><text:span text:style-name="T342">9 – 10 </text:span><text:span text:style-name="T9"><text:s/><text:tab/><text:tab/></text:span><text:span text:style-name="T10">Aptitudes</text:span><text:span text:style-name="T7"> générales</text:span><text:span text:style-name="T9">, </text:span><text:span text:style-name="T12">course,</text:span><text:span text:style-name="T9"> jeu au pied, </text:span><text:span text:style-name="T23">coup de pied</text:span><text:span text:style-name="T12"> en touche, </text:span><text:span text:style-name="T9">drop<text:line-break/></text:span><text:span text:style-name="T342">11 – 12 – 13 – 14 <text:s/><text:tab/></text:span><text:span text:style-name="T10">Aptitudes</text:span><text:span text:style-name="T7"> générales</text:span><text:span text:style-name="T9">, course, jeu au pied,<text:line-break/></text:span><text:span text:style-name="T343">15 <text:tab/><text:tab/><text:tab/></text:span><text:span text:style-name="T10">Aptitudes</text:span><text:span text:style-name="T7"> générales</text:span><text:span text:style-name="T9">, course, jeu au pied, </text:span><text:span text:style-name="T12">coup de pied en touche</text:span></text:p>
      <text:h text:style-name="P62" text:outline-level="2"><text:span text:style-name="T316">L</text:span><text:span text:style-name="T317">E JEU AUX CARTES :</text:span></text:h>
      <text:p text:style-name="P54"><text:span text:style-name="T179">L</text:span><text:span text:style-name="T180">'avancée :</text:span><text:span text:style-name="T358"> </text:span><text:span text:style-name="T357">C</text:span><text:span text:style-name="T356">oncerne tous les </text:span><text:span text:style-name="T357">numéros</text:span><text:span text:style-name="T356">, </text:span><text:span text:style-name="T39">a</text:span><text:span text:style-name="T16">vance la balle de 10m, </text:span><text:span text:style-name="T421">s'applique</text:span><text:span text:style-name="T91"> </text:span><text:span text:style-name="T421">en</text:span><text:span text:style-name="T420"> jeu simple </text:span><text:span text:style-name="T421">et </text:span><text:span text:style-name="T69">précède le plaquage de l'équipe adverse </text:span><text:span text:style-name="T420">ou lors d'une combinaison.</text:span><text:span text:style-name="T186"><text:line-break/><text:line-break/></text:span><text:span text:style-name="T179">L</text:span><text:span text:style-name="T181">e plaquage : </text:span><text:span text:style-name="T361">Concerne tous les numéros</text:span><text:span text:style-name="T362">, f</text:span><text:span text:style-name="T363">a</text:span><text:span text:style-name="T17">it suite à une avancée </text:span><text:span text:style-name="T18">ou une course, </text:span><text:span text:style-name="T19">se déroule sous la forme d'un duel à deux dés </text:span><text:span text:style-name="T423">et demande seulement à l'équipe défendante d'appliquer une carte et déclencher le duel</text:span><text:span text:style-name="T35">. </text:span></text:p>
      <text:p text:style-name="P50"><text:span text:style-name="T36">Si </text:span><text:span text:style-name="T344">la défense</text:span><text:span text:style-name="T36"> affiche une valeur double, elle realise une interception, mettant fin </text:span><text:span text:style-name="T37">subitement</text:span><text:span text:style-name="T36"> au duel. Si l'équipe </text:span><text:span text:style-name="T344">l'attaque</text:span><text:span text:style-name="T36"> affiche une valeur double, il est considéré que le plaquage est manqué, elle se voit </text:span><text:span text:style-name="T345">alors </text:span><text:span text:style-name="T36">attribuée une nouvelle carte, le jeu au cartes reprendra.</text:span></text:p>
      <text:p text:style-name="P56"><text:span text:style-name="T37">Pour tout autre resultat qu'une valeur double, un ruck </text:span><text:span text:style-name="T311">ou mếlée spontanée </text:span><text:span text:style-name="T37">est automatiquement formé. </text:span><text:span text:style-name="T346">L</text:span><text:span text:style-name="T37">'équipe qui à dominé le duel </text:span><text:span text:style-name="T39">sera</text:span><text:span text:style-name="T37"> en position de sortir la balle, </text:span><text:soft-page-break/><text:span text:style-name="T38">l'équipe adverse ayant le droit de jouer le conteste. </text:span><text:span text:style-name="T2">Un ruck sur la ligne d'en-but ne donne pas un essai. </text:span><text:span text:style-name="T20"><text:line-break/><text:line-break/></text:span><text:span text:style-name="T182">L</text:span><text:span text:style-name="T183">e conteste : </text:span><text:span text:style-name="T359">Concerne tous les numéros</text:span><text:span text:style-name="T360">, cons</text:span><text:span text:style-name="T40">iste à tenter de récupérer la balle dans la zone de conteste </text:span><text:span text:style-name="T41">sans se mettre hors-jeu</text:span><text:span text:style-name="T40">. </text:span><text:span text:style-name="T42">La zone de conteste est définie par la valeur des dés de l'équipe qui a remporté le duel lors du précédent plaquage. </text:span></text:p>
      <text:p text:style-name="P51"><text:span text:style-name="T43">Le conteste se joue avec un dé et doit affiché une valeur incluse dans la zone de conteste, autrement le joueur sera déclar</text:span><text:span text:style-name="T44">é</text:span><text:span text:style-name="T43"> hors jeu, mettant l'équipe adverse en situation d'avantage.</text:span></text:p>
      <text:p text:style-name="P51"><text:span text:style-name="T45">Suite à un plaquage, le conteste n'est pas une obligation, </text:span><text:span text:style-name="T85">le risque de se voir pénalisé étant parfois élévé</text:span><text:span text:style-name="T45">, l'équipe en po</text:span><text:span text:style-name="T46">ss</text:span><text:span text:style-name="T45">ession de la balle reprendra alors par un jeu au cartes. En cas d'un conteste réussi, l'équipe adverse aura le droit de tenter un deblayage. </text:span></text:p>
      <text:p text:style-name="P54"><text:span text:style-name="T336">Exemple :</text:span><text:span text:style-name="T327"> Suite à une course, l'équipe défendante pose un plaquage et affiche un résultat de </text:span><text:span text:style-name="T328">[ 4] [ 3 ]</text:span><text:span text:style-name="T327"> lors du duel </text:span><text:span text:style-name="T329">de dés</text:span><text:span text:style-name="T327">. L'équipe adverse ( l'attaque ) </text:span><text:span text:style-name="T330">affiche elle </text:span><text:span text:style-name="T328">[ 5 ] [ 2 ]</text:span><text:span text:style-name="T330">, remportant le duel et définissant la zone de conteste. La défense pourra alors tenter un conteste </text:span><text:span text:style-name="T333">en appliquant une nouvelle carte</text:span><text:span text:style-name="T330"> </text:span><text:span text:style-name="T331">et chercher à se glisser dans la zone </text:span><text:span text:style-name="T332">[ 5 ] [ 2 ] </text:span><text:span text:style-name="T334">avec un dé</text:span><text:span text:style-name="T331">, </text:span><text:span text:style-name="T335">une valeur [ 1 ] et [ 6 ] la mettant automatiquement hors-jeu.</text:span><text:span text:style-name="T331"><text:line-break/><text:line-break/></text:span><text:span text:style-name="T184">L</text:span><text:span text:style-name="T183">e deblayage :</text:span><text:span text:style-name="T11"> </text:span><text:span text:style-name="T46">Aptitude générale, consiste à tenter de récupérer la balle suite à un conteste réussi de l'équipe adverse et termine l'ensemble des actions liées à un plaquage. </text:span></text:p>
      <text:p text:style-name="P52"><text:span text:style-name="T52">S</text:span><text:span text:style-name="T46">e joue comme un conteste pour des résultats </text:span><text:span text:style-name="T424">similaires</text:span><text:span text:style-name="T46"> avec pour seule différence la zone de conteste </text:span><text:span text:style-name="T422">et demande également d'appliquer une carte</text:span><text:span text:style-name="T46">. </text:span></text:p>
      <text:p text:style-name="P55"><text:span text:style-name="T46">Explications : Lors du </text:span><text:span text:style-name="T47">précédent </text:span><text:span text:style-name="T46">pla</text:span><text:span text:style-name="T47">qua</text:span><text:span text:style-name="T46">ge l'équipe </text:span><text:span text:style-name="T83">attaquante</text:span><text:span text:style-name="T48"> </text:span><text:span text:style-name="T46">domine le duel et affiche un résultat de </text:span><text:span text:style-name="T364">[ 5 ] [ 2 ]</text:span><text:span text:style-name="T46"> définissant par la même la zone de conteste. </text:span><text:span text:style-name="T47">L'équipe </text:span><text:span text:style-name="T48">adverse </text:span><text:span text:style-name="T47">par l'intermedaire du joueur numéro 7 </text:span><text:span text:style-name="T48">tente et réussie le conteste en affichant un </text:span><text:span text:style-name="T365">[ 3 ].</text:span><text:span text:style-name="T48"> La zone de conteste </text:span><text:span text:style-name="T53">devient</text:span><text:span text:style-name="T48"> alors </text:span><text:span text:style-name="T166">[ 5 ] [ 3 ]</text:span><text:span text:style-name="T48">. </text:span><text:span text:style-name="T49">Pour réussir le déblayage, l'équipe </text:span><text:span text:style-name="T83">attaquante</text:span><text:span text:style-name="T49"> devra alors afficher une valeur comprise entre </text:span><text:span text:style-name="T166">[ 5 ] [ 3 ]</text:span><text:span text:style-name="T48">.</text:span><text:span text:style-name="T49"> </text:span><text:span text:style-name="T48"><text:s/></text:span><text:span text:style-name="T55">La nouvelle zone de conteste</text:span><text:span text:style-name="T54"> aurait </text:span><text:span text:style-name="T84">trés bien pu</text:span><text:span text:style-name="T54"> être </text:span><text:span text:style-name="T366">[ 5 ] [ 2 ] - [ 5 ] [ 4 ] ou [ 5 ] [ 5 ] suivant le résultat des dés</text:span><text:span text:style-name="T54">.</text:span><text:span text:style-name="T48"> </text:span></text:p>
      <text:p text:style-name="P53"><text:span text:style-name="T50">Tout comme le conteste, le déblayage n'est pas une obligation, </text:span><text:span text:style-name="T45">l'équipe en po</text:span><text:span text:style-name="T46">ss</text:span><text:span text:style-name="T45">ession de la balle reprendra alors par un jeu au cartes. </text:span><text:span text:style-name="T51">Suite à un déblayage réussi, le jeu au cartes reprend </text:span><text:span text:style-name="T56">également</text:span><text:span text:style-name="T51">.</text:span></text:p>
      <text:p text:style-name="P36"><text:span text:style-name="T167">Une équipe ne peut en aucun </text:span><text:span text:style-name="T168">cas</text:span><text:span text:style-name="T167"> jouer un conteste ou un deblayage si il ne lui reste qu'une seule carte. Le jeu au</text:span><text:span text:style-name="T168">x cartes reprend </text:span><text:span text:style-name="T169">pour l'équipe en possession de la balle.<text:line-break/><text:line-break/></text:span><text:span text:style-name="T242">L</text:span><text:span text:style-name="T183">a course : </text:span><text:span text:style-name="T57">Aptitude réservée aux numéros </text:span><text:span text:style-name="T374">6 – 7 – 8 – 9 – 10 – 11 – 12 – 13 – 14 – 15 </text:span><text:span text:style-name="T57"><text:line-break/>La course se joue a un ou deux dés, </text:span><text:span text:style-name="T68">précède le plaquage de l'équipe adverse </text:span><text:span text:style-name="T90">et ne peut être joué que dans le cadre d'une combinaison</text:span><text:span text:style-name="T57">. La plus grandes des valeurs se</text:span><text:span text:style-name="T58">ra</text:span><text:span text:style-name="T57"> prise en compte, permettant une avancée de 5m par unité. Une valeur de 6 donne donc une avancée de 30m. </text:span></text:p>
      <text:p text:style-name="P37"><text:soft-page-break/><text:span text:style-name="T58">Si par hasard une valeur de </text:span><text:span text:style-name="T368">[ 1 ] </text:span><text:span text:style-name="T58">est affichée, un en-avant est déclaré avant même l'avancée. </text:span><text:span text:style-name="T59">Le jeu reprendra par une mêlée.</text:span></text:p>
      <text:p text:style-name="P5">Si une valeur double est affichée, l'équipe adverse ne peut jouer le plaquage, une carte supplémentaire sera attribuée à l'équipe qui attaque, le jeu aux cartes continuera.<text:line-break/><text:line-break/></text:p>
      <text:p text:style-name="P43"><text:span text:style-name="T185">L</text:span><text:span text:style-name="T183">e </text:span><text:span text:style-name="T180">jeu au pied : </text:span><text:span text:style-name="T60">Aptitude réservée au numéros </text:span><text:span text:style-name="T373">9 – 10 – 11 – 12 – 13 – 14 – 15</text:span><text:span text:style-name="T60"><text:line-break/>Le jeu au pied se joue avec un ou deux dés,</text:span><text:span text:style-name="T65"> redonne normalement la balle à l'équipe adverse </text:span><text:span text:style-name="T92">et peut être joué </text:span><text:span text:style-name="T93">avec ou sans combinaison</text:span><text:span text:style-name="T60">. <text:line-break/></text:span><text:span text:style-name="T61">La somme des dés sera alors aditionnées pour une valeur de 5m par unité. <text:line-break/></text:span><text:span text:style-name="T62">Un résultat de </text:span><text:span text:style-name="T369">[ 4 ] [ 5 ] </text:span><text:span text:style-name="T62">donne donc une </text:span><text:span text:style-name="T66">distance</text:span><text:span text:style-name="T62"> de 45m. </text:span></text:p>
      <text:p text:style-name="P38"><text:span text:style-name="T63">Si le résultat affiché est </text:span><text:span text:style-name="T370">[ 1 ] [ 1 ]</text:span><text:span text:style-name="T63"> - </text:span><text:span text:style-name="T370">[ 2 ] [ 2 ]</text:span><text:span text:style-name="T63"> ou </text:span><text:span text:style-name="T370">[ 3 ] [ 3 ]</text:span><text:span text:style-name="T63">, l'équipe qui a joué le coup de pied récupère la balle sans se voir attribuer de nouvelle carte, le jeu aux cartes continuera. </text:span></text:p>
      <text:p text:style-name="P39"><text:span text:style-name="T63">Si le résultat est un </text:span><text:span text:style-name="T371">[ 4 ] [ 4 ]</text:span><text:span text:style-name="T63"> - </text:span><text:span text:style-name="T371">[ 5 ] [ 5 ]</text:span><text:span text:style-name="T63"> ou </text:span><text:span text:style-name="T371">[ 6 ] [ 6 ]</text:span><text:span text:style-name="T63">, il est considéré que l'équipe adverse </text:span><text:span text:style-name="T64">commet un en-avant </text:span><text:span text:style-name="T67">à la reception du ballon, </text:span><text:span text:style-name="T367">l</text:span><text:span text:style-name="T64">e jeu reprendra par une mélée avec introduction pour l'équipe qui vient de </text:span><text:span text:style-name="T66">frapper</text:span><text:span text:style-name="T64"> le coup de pied.<text:line-break/><text:line-break/></text:span><text:span text:style-name="T187">L</text:span><text:span text:style-name="T183">e coup de pied en touche :</text:span><text:span text:style-name="T11"> </text:span><text:span text:style-name="T70">Aptitude reservée aux numéros 9 – </text:span><text:span text:style-name="T372">10 – 1</text:span><text:span text:style-name="T70">5. <text:line-break/>Le coup de pied en touche redonne la balle à l'équipe adverse </text:span><text:span text:style-name="T93">et peut être jouer avec ou sans combinaison</text:span><text:span text:style-name="T70">. </text:span></text:p>
      <text:p text:style-name="P39"><text:span text:style-name="T70">Se joue à un ou deux dés, la somme des valeurs étant a</text:span><text:span text:style-name="T75">d</text:span><text:span text:style-name="T70">ditionnées. <text:s/><text:line-break/>Pour exemple </text:span><text:span text:style-name="T377">[ 3 ] [ 6 ] </text:span><text:span text:style-name="T70">donnent une distance de 45m. </text:span></text:p>
      <text:p text:style-name="P39"><text:span text:style-name="T70">Si le résultat affiche une valeur double, 10m seront ajoutés à la distance, </text:span><text:span text:style-name="T72">sauf si elle conduit la balle en ballon-mort</text:span><text:span text:style-name="T70">. <text:s/></text:span></text:p>
      <text:p text:style-name="P39"><text:span text:style-name="T70">Si le coup de pied en touche termine sur la ligne d'en-but adverse, </text:span><text:span text:style-name="T71">le jeu reprendra par une touche </text:span><text:span text:style-name="T76">à</text:span><text:span text:style-name="T71"> 5m de la ligne d'en-but. </text:span></text:p>
      <text:p text:style-name="P40"><text:span text:style-name="T73">Si une valeur </text:span><text:span text:style-name="T378">[ 1 ]</text:span><text:span text:style-name="T73"> est affichée et que le coup de peid est frappé hors de la zone des 22m, il est considéré que la sortie de balle est directe, le jeu reprendra par une touche à l'endroit du coup de pied. </text:span></text:p>
      <text:p text:style-name="P41"><text:span text:style-name="T73">Si une valeur </text:span><text:span text:style-name="T378">[ 1 ]</text:span><text:span text:style-name="T73"> est affichée </text:span><text:span text:style-name="T74">lorsque le coup de pied est frappé dans la zone des 22m, la touche n'est pas trouvée, </text:span><text:span text:style-name="T77">la balle change de mains</text:span><text:span text:style-name="T74"> et le jeu aux cartes reprendra.<text:line-break/><text:line-break/></text:span><text:span text:style-name="T188">L</text:span><text:span text:style-name="T183">e drop </text:span><text:span text:style-name="T11">: </text:span><text:span text:style-name="T78">Aptitude réservée aux numéros 9 – </text:span><text:span text:style-name="T379">10</text:span><text:span text:style-name="T78">. <text:line-break/>Le drop a pour objectif de faire passer la balle entre les poteaux de but, rapporte 3 points et se joue avec un ou deux dés. </text:span></text:p>
      <text:p text:style-name="P41"><text:span text:style-name="T78">La somme des dés est additionnées pour une valeur de 5m par unité. </text:span><text:span text:style-name="T79">Une double valeur </text:span><text:soft-page-break/><text:span text:style-name="T79">ajoute 10m au résultat mais une valeur de </text:span><text:span text:style-name="T380">[ 1 ]</text:span><text:span text:style-name="T79"> détourne l</text:span><text:span text:style-name="T80">e ballon</text:span><text:span text:style-name="T79"> de la cible. </text:span></text:p>
      <text:p text:style-name="P41"><text:span text:style-name="T81">Si la distance est trop courte, la balle change de mains et le jeu aux cartes reprend. </text:span><text:span text:style-name="T82">Il est toutefois possible pour l'équipe défendante de repartir par un renvoi au 22m si la balle termine sa course sur la ligne d'en-but.</text:span></text:p>
      <text:p text:style-name="P41"><text:span text:style-name="T189">La distance parcourue doit impérativement franchir la ligne d'en-but.</text:span><text:span text:style-name="T81"> </text:span></text:p>
      <text:p text:style-name="P42"><text:s/></text:p>
      <text:h text:style-name="P63" text:outline-level="2"><text:span text:style-name="T315">LES COMBINAISONS DE CARTES</text:span><text:span text:style-name="T14"> :</text:span></text:h>
      <text:p text:style-name="P11"><text:span text:style-name="T98">Elles consistent à pouvoir jouer plusieurs cartes sans que la défense (plaquage) ne puisse intervenir. </text:span><text:span text:style-name="T99">Il y a deux types de combinaisons </text:span><text:span text:style-name="T119">et la </text:span><text:span text:style-name="T120">R</text:span><text:span text:style-name="T119">elance est la seule combinaison qui puisse être jouée suite à un engagement ou un renvoi au 22m.<text:line-break/><text:line-break/></text:span><text:span text:style-name="T389">Les combinaisons simples :</text:span><text:span text:style-name="T190"> </text:span><text:span text:style-name="T107">Un jeu </text:span><text:span text:style-name="T108">unique</text:span><text:span text:style-name="T107"> à deux cartes.<text:line-break/><text:line-break/></text:span><text:span text:style-name="T191">L</text:span><text:span text:style-name="T173">e </text:span><text:span text:style-name="T191">m</text:span><text:span text:style-name="T173">aul :</text:span><text:span text:style-name="T14"> </text:span><text:span text:style-name="T99">Concerne les numeros </text:span><text:span text:style-name="T381">1 – 2 – 3 – 4 – 5 – 6 – 7 – 8. </text:span><text:span text:style-name="T99"><text:s/><text:line-break/></text:span><text:span text:style-name="T381">Il </text:span><text:span text:style-name="T99">fait suite à un gain en touche et doit être joué avec deux cartes. Procure une avancée de 5m et ne peut être défendu. </text:span></text:p>
      <text:p text:style-name="P11"><text:span text:style-name="T99">Le jeu pourra continuer par une avancée, une sortie en touche, une tentative de drop, une combinaison des arrières, une combinaison des avants ou encore un jeu de </text:span><text:span text:style-name="T140">ligne</text:span><text:span text:style-name="T99"> mais pas par un point de fixation.</text:span></text:p>
      <text:p text:style-name="P11"><text:span text:style-name="T100">Exemple : Suite à un gain en touche, les numéros 2 et 8 forment un maul et avance de 5m. Suit une sortie de maul par le numero 9 qui initie une avance des arrieres, avance de 5m, passe au 10 qui </text:span><text:span text:style-name="T309">tente un drop. </text:span></text:p>
      <text:p text:style-name="P12"><text:span text:style-name="T162">L</text:span><text:span text:style-name="T309">e maul</text:span><text:span text:style-name="T162"> est considéré comme </text:span><text:span text:style-name="T245">un </text:span><text:span text:style-name="T162">regroupement d'avant et demande la presence d'un numéro 9 pour assurer la transmision avec les lignes arrières si besoin.<text:line-break/><text:line-break/></text:span><text:span text:style-name="T191">L</text:span><text:span text:style-name="T173">e </text:span><text:span text:style-name="T192">p</text:span><text:span text:style-name="T193">oint de fixation : </text:span><text:span text:style-name="T101">Concerne les numeros 1 – </text:span><text:span text:style-name="T382">2 – 3 – 4 – 5. </text:span><text:span text:style-name="T101"><text:line-break/></text:span><text:span text:style-name="T382">Il </text:span><text:span text:style-name="T101">fait suite uniquement à un jeu au pied, </text:span><text:span text:style-name="T102">une tentative de dégagement en touche manquée, </text:span><text:span text:style-name="T154">un plaquage manqué,</text:span><text:span text:style-name="T102"> un drop ou une pénalité trop courte,</text:span><text:span text:style-name="T101"> un conteste ou un deblayage, </text:span><text:span text:style-name="T278">voir l'action d'une pénalité joué à la main</text:span><text:span text:style-name="T101"> </text:span><text:span text:style-name="T103">et </text:span><text:span text:style-name="T101">doit être joué avec deux cartes. </text:span></text:p>
      <text:p text:style-name="P18"><text:span text:style-name="T101">Il procure une avancée de 5m, ne peut être défendu </text:span><text:span text:style-name="T419">et demande a ce que les deux équipes reprennent le jeu avec 6 cartes en mains</text:span><text:span text:style-name="T104">. </text:span><text:span text:style-name="T105">Idéal pour préparer ou continuer une offensive. </text:span></text:p>
      <text:p text:style-name="P13"><text:span text:style-name="T155">Exemple : Le numéro 8 part à la course, la défense joue le plaquage avec un numéro 4 et sort </text:span><text:span text:style-name="T156">un </text:span><text:span text:style-name="T383">[ 5 ] [ 2 ]</text:span><text:span text:style-name="T155">, l'attaque retourne un </text:span><text:span text:style-name="T384">[ 3 ] [ 3 ] </text:span><text:span text:style-name="T155"><text:s/>qui lui permet de casser le plaquage, les numéros 3 et 4 arrivent ensuite pour former un point de fixation. </text:span><text:span text:style-name="T156">Les deux équipes retrouvent six cartes. </text:span></text:p>
      <text:p text:style-name="P3"><text:soft-page-break/>Deux points de fixation ne peuvent être concécutifs. </text:p>
      <text:p text:style-name="P13"><text:span text:style-name="T162">L</text:span><text:span text:style-name="T310">e point de fixation</text:span><text:span text:style-name="T162"> est considéré comme </text:span><text:span text:style-name="T245">un </text:span><text:span text:style-name="T162">regroupement d'avant et demande la presence d'un numéro 9 pour assurer la transmision avec les lignes arrières si besoin.</text:span><text:span text:style-name="T194"><text:line-break/><text:line-break/></text:span><text:span text:style-name="T389">Les combinaisons complexes : </text:span><text:span text:style-name="T107">Elle</text:span><text:span text:style-name="T110">s</text:span><text:span text:style-name="T107"> concentre</text:span><text:span text:style-name="T110">nt</text:span><text:span text:style-name="T107"> entre deux et six cartes </text:span><text:span text:style-name="T388">avec le modèle</text:span><text:span text:style-name="T107"> <text:s/>l</text:span><text:span text:style-name="T388">e suivant</text:span><text:span text:style-name="T107"> : </text:span><text:span text:style-name="T109">une carte initie la combinaison, les suivantes sont dites intermédaires pour une conclusion. </text:span></text:p>
      <text:p text:style-name="P17"><text:span text:style-name="T109">La carte initiale sera une avancée de 5m, les intermedaires des avancées de 10m et la conclusion une des propriétés attribuées à la carte except</text:span><text:span text:style-name="T128">ion faite de l</text:span><text:span text:style-name="T109">a tentative de drop. </text:span><text:span text:style-name="T111">I</text:span><text:span text:style-name="T116">l</text:span><text:span text:style-name="T111"> est également <text:s/>possible de retrouver une conclusion immédiatement aprés une carte initiale, </text:span><text:span text:style-name="T112">le drop </text:span><text:span text:style-name="T133">sera</text:span><text:span text:style-name="T112"> alors </text:span><text:span text:style-name="T134">autorisé</text:span><text:span text:style-name="T111">.</text:span><text:span text:style-name="T87"><text:line-break/><text:line-break/></text:span><text:span text:style-name="T174">La suite</text:span><text:span text:style-name="T173"> d'avant</text:span><text:span text:style-name="T209">s</text:span><text:span text:style-name="T173"> : <text:s/></text:span><text:span text:style-name="T347">Concerne les numeros </text:span><text:span text:style-name="T348">1 – 2 – 3 – 4 – 5 – 6 – 7 – 8 – </text:span><text:span text:style-name="T349">9</text:span><text:span text:style-name="T348">. </text:span><text:span text:style-name="T347"><text:s/></text:span><text:span text:style-name="T14"><text:line-break/></text:span><text:span text:style-name="T96">Elle sera toujours initié par le numero 9 et devra combiner au minimum 3 cartes </text:span><text:span text:style-name="T97">- </text:span><text:span text:style-name="T385">numéro </text:span><text:span text:style-name="T97">9 inclus - </text:span><text:span text:style-name="T106">pour une suite obligatoirement ascendante. </text:span></text:p>
      <text:p text:style-name="P14"><text:span text:style-name="T117">Elle </text:span><text:span text:style-name="T122">peut être déclenchée en tout temps, exception faite de l'engagement et du renvoi au 22m</text:span><text:span text:style-name="T106">. Le numero 9 peut être la dernière carte d'une suite. <text:line-break/><text:line-break/></text:span><text:span text:style-name="T113">Exemple : Suite à un déblayage réussi, le numéro 9 initie une suite d'avant, avance de 5m, passe au numéro 5 qui avance de 10m qui passe au numéro 6 qui avance de 10m et conclus avec le numéro </text:span><text:span text:style-name="T152">7 </text:span><text:span text:style-name="T113">qui lui part à la course. </text:span><text:span text:style-name="T114">La défense interviendra </text:span><text:span text:style-name="T115">ensuite</text:span><text:span text:style-name="T114">. </text:span></text:p>
      <text:p text:style-name="P24"><text:span text:style-name="T118">Pour le cas d'un conclusion avec le numero 9, le suite pourait être : <text:s/><text:line-break/>9 pour 7 pour 8 pour 9 qui </text:span><text:span text:style-name="T121">conclu</text:span><text:span text:style-name="T127">t</text:span><text:span text:style-name="T118">.</text:span><text:span text:style-name="T198"><text:line-break/><text:line-break/></text:span><text:span text:style-name="T195">La c</text:span><text:span text:style-name="T173">ombinaison des arrières :</text:span><text:span text:style-name="T350"> </text:span><text:span text:style-name="T351">Concerne les numéros 9 – 10 – 11 – 12 – 13 – 14 – 15. </text:span><text:span text:style-name="T14"><text:line-break/></text:span><text:span text:style-name="T117">Indépendament initié par le numero 9 ou le numero 10, la combinaison comprend un minimun de deux cartes. </text:span></text:p>
      <text:p text:style-name="P24"><text:span text:style-name="T125">Cette</text:span><text:span text:style-name="T123"> </text:span><text:span text:style-name="T122">peut être déclenchée en tout temps, exception faite de l'engagement et du renvoi au 22m</text:span><text:span text:style-name="T106">. </text:span><text:span text:style-name="T123">L</text:span><text:span text:style-name="T124">'ordre</text:span><text:span text:style-name="T123"> </text:span><text:span text:style-name="T124">pourra être</text:span><text:span text:style-name="T122"> aléatoire mais ne </text:span><text:span text:style-name="T124">devra</text:span><text:span text:style-name="T122"> affichée deux numéros identiques à la suite.</text:span></text:p>
      <text:p text:style-name="P15"><text:span text:style-name="T125">Dans le cas d'une combinaison initié pour le numéro 9, il sera impératif de retrouver ensuite le numéro 10 sous </text:span><text:span text:style-name="T128">peine </text:span><text:span text:style-name="T125">de devenir une simple liaison de </text:span><text:span text:style-name="T139">ligne</text:span><text:span text:style-name="T125">. </text:span></text:p>
      <text:p text:style-name="P16"><text:span text:style-name="T124">Exemple : </text:span><text:span text:style-name="T125">le numéro 9 initie une </text:span><text:span text:style-name="T153">c</text:span><text:span text:style-name="T125">ombinaison des arrieres, avance de 5m, passe au 10 qui avance de 10m </text:span><text:span text:style-name="T157">puis</text:span><text:span text:style-name="T125"> passe au 12 qui avance de 10m puis redonne au 10 qui conclu</text:span><text:span text:style-name="T126">t</text:span><text:span text:style-name="T125"> par un coup de pied en touche.</text:span></text:p>
      <text:p text:style-name="P25"><text:span text:style-name="T170">Lorsqu'une équipe joue sa derniére carte sur une avancée de 10m ou sur une course, l'équipe adverse se voit dans l'obligation de poser un plaquage. Plaquage qu</text:span><text:span text:style-name="T172">'</text:span><text:span text:style-name="T170">elle gagne par défaut dans la mesure ou l'attaque ne peut soutenir le conteste ou le </text:span><text:soft-page-break/><text:span text:style-name="T170">deblayage. Le ballon change alors de mains et le jeu aux cartes reprend.</text:span><text:span text:style-name="T171"><text:line-break/><text:line-break/></text:span><text:span text:style-name="T196">L</text:span><text:span text:style-name="T197">a </text:span><text:span text:style-name="T196">r</text:span><text:span text:style-name="T197">elance : </text:span><text:span text:style-name="T352">C</text:span><text:span text:style-name="T353">on</text:span><text:span text:style-name="T88">cerne les numeros </text:span><text:span text:style-name="T386">8 – 9 – 15</text:span><text:span text:style-name="T89">.</text:span><text:span text:style-name="T94"> <text:line-break/></text:span><text:span text:style-name="T88">Fait suite à tout jeux au pieds </text:span><text:span text:style-name="T386">e</text:span><text:span text:style-name="T94">lle peut être initiée par le numéro 9 mais elle reste la seule combinaison qui peut se jouer avec simplement une carte. </text:span></text:p>
      <text:p text:style-name="P26"><text:span text:style-name="T94">Exemple : Suite à un coup d'envoi, le numero 9 récupère la ballon, initie une relance, avance de 5m puis passe au numéro 8 qui </text:span><text:span text:style-name="T129">part à la course</text:span><text:span text:style-name="T94">. Le jeu au dés </text:span><text:span text:style-name="T95">de la course </text:span><text:span text:style-name="T94">donne </text:span><text:span text:style-name="T387">[ 5 ] [ 2 ]</text:span><text:span text:style-name="T94">, l'avancée sera donc de 25m, l'équipe adverse pourra alors défendre (plaquage). </text:span><text:span text:style-name="T14"><text:line-break/></text:span><text:span text:style-name="T201">La</text:span><text:span text:style-name="T199"> sortie de mélée </text:span><text:span text:style-name="T200">(89)</text:span><text:span text:style-name="T199">: </text:span><text:span text:style-name="T354">C</text:span><text:span text:style-name="T355">on</text:span><text:span text:style-name="T130">cerne les numéros </text:span><text:span text:style-name="T390">8 – 9.<text:line-break/></text:span><text:span text:style-name="T130">Fait suite à un gain en mêlée, </text:span><text:span text:style-name="T131">elle </text:span><text:span text:style-name="T130">est initié par le numéro 8 qui transmet impérativement au numéro 9 qui aura alors le choix de faire valoir ses attributs ou encore </text:span><text:span text:style-name="T131">lancer un arriére à la course sans avoir besoin de passer par le numéro 10 ou encore initié une combinaision d'arri</text:span><text:span text:style-name="T136">è</text:span><text:span text:style-name="T131">res.<text:line-break/><text:line-break/></text:span><text:span text:style-name="T202">L</text:span><text:span text:style-name="T203">a lia</text:span><text:span text:style-name="T204">i</text:span><text:span text:style-name="T203">son </text:span><text:span text:style-name="T205">de </text:span><text:span text:style-name="T206">ligne</text:span><text:span text:style-name="T205"> :</text:span><text:span text:style-name="T132"> </text:span><text:span text:style-name="T135">Fait suite à maul, un gain en touche, </text:span><text:span text:style-name="T137">un gain en mêlée, un point de fixation </text:span><text:span text:style-name="T391">conjugé au</text:span><text:span text:style-name="T137"> besoin de rejoindre un joueur des lignes arrières autre que le numéro 10. Elle est initié par le numero 9 qui transmet à un des joueurs arriéres qui pourra </text:span><text:span text:style-name="T138">alors </text:span><text:span text:style-name="T392">appliquer un attribut</text:span><text:span text:style-name="T137"> exception faite de la course. </text:span><text:span text:style-name="T138">La liaison de </text:span><text:span text:style-name="T141">ligne</text:span><text:span text:style-name="T138"> est une combinaison de deux cartes seulement</text:span><text:span text:style-name="T137">. </text:span></text:p>
      <text:p text:style-name="P26"><text:span text:style-name="T137">Exemple : Suite à un conteste réussi, le numéro 9 initie une liaison de jeu, avance de 5m, transmet au numéro 15 qui dégage en touche.</text:span><text:span text:style-name="T26"><text:line-break/><text:line-break/></text:span><text:span text:style-name="T203">L</text:span><text:span text:style-name="T243">es sorties de regroupements des avants et la transmission avec les lignes arri</text:span><text:span text:style-name="T207">è</text:span><text:span text:style-name="T243">res :</text:span><text:span text:style-name="T418"> <text:line-break/>Il est considéré </text:span><text:span text:style-name="T142">que lors des </text:span><text:span text:style-name="T418">regroupements des avants </text:span><text:span text:style-name="T142">(</text:span><text:span text:style-name="T418">les mauls, mêlées et touches</text:span><text:span text:style-name="T142">) ou suite à un point de fixation, la transmission vers les lignes arrières sera obligatoirement assuré par le numéro 9. </text:span></text:p>
      <text:p text:style-name="P44"><text:span text:style-name="T142">Exemple : Suite à un point de fixation, le numéro 9 initie une combinaison d'arrières, </text:span><text:span text:style-name="T143">avance de 5m, passe au numero 10 qui </text:span><text:span text:style-name="T393">tente un </text:span><text:span text:style-name="T143">drop.<text:line-break/><text:line-break/></text:span><text:span text:style-name="T208">Le joker : </text:span><text:span text:style-name="T144">Prend la place du numéro 9 lorsque celui-ci fait défaut. <text:line-break/></text:span><text:span text:style-name="T145">Le joker peut </text:span><text:span text:style-name="T394">porter</text:span><text:span text:style-name="T145"> n'importe quel numéro, il suffit de nommer </text:span><text:span text:style-name="T397">lorsqu'elle est jouée.<text:line-break/></text:span><text:span text:style-name="T145">Le joker permet simplement la continuité du jeu, </text:span><text:span text:style-name="T146">ou initi</text:span><text:span text:style-name="T395">er</text:span><text:span text:style-name="T146"> des combinaisons </text:span><text:span text:style-name="T147">mais</text:span><text:span text:style-name="T145"> </text:span><text:span text:style-name="T395">il ne peut </text:span><text:span text:style-name="T397">en aucun cas, </text:span><text:span text:style-name="T395">avancer, </text:span><text:span text:style-name="T145">dégage</text:span><text:span text:style-name="T146">r </text:span><text:span text:style-name="T145">en touche ou tenter </text:span><text:span text:style-name="T395">de</text:span><text:span text:style-name="T145"> drop. <text:line-break/>Le joker n'a aucun attribut. </text:span></text:p>
      <text:p text:style-name="P27"><text:span text:style-name="T147">Il est possible d'utiliser un joker même si vo</text:span><text:span text:style-name="T149">u</text:span><text:span text:style-name="T147">s avez un numéro 9 en main</text:span><text:span text:style-name="T396">s</text:span><text:span text:style-name="T147"> mais celui-ci (le </text:span><text:span text:style-name="T396">numéro</text:span><text:span text:style-name="T147"> 9) ne pourra se retrouver dans la combinaison suivante. <text:line-break/></text:span><text:span text:style-name="T148">Si le joker initie une combinaison, la premiére carte intermédaire effectuera simplement </text:span><text:span text:style-name="T149">une</text:span><text:span text:style-name="T148"> avancée de 5m. </text:span></text:p>
      <text:p text:style-name="P35"><text:span text:style-name="T148">Exemple : Pour une </text:span><text:span text:style-name="T151">suite</text:span><text:span text:style-name="T148"> d'avant</text:span><text:span text:style-name="T398">s</text:span><text:span text:style-name="T148"> </text:span><text:span text:style-name="T151">classique</text:span><text:span text:style-name="T148">: </text:span><text:span text:style-name="T150">le numéro </text:span><text:span text:style-name="T148">9 initie et avance de 5m </text:span><text:span text:style-name="T150">puis</text:span><text:span text:style-name="T148"> passe </text:span><text:soft-page-break/><text:span text:style-name="T148">au </text:span><text:span text:style-name="T150">numero 6 qui avance de 10 puis passe au numéro 7 qui part à la course. <text:line-break/>Pour une combinaison avec un joker : le joker initie une </text:span><text:span text:style-name="T151">suite</text:span><text:span text:style-name="T150"> d'avant</text:span><text:span text:style-name="T398">s</text:span><text:span text:style-name="T150"> puis passe au numero 6 qui avance de 5m puis passe au numéro 7 qui part à la course.</text:span></text:p>
      <text:h text:style-name="P64" text:outline-level="2"><text:span text:style-name="T11">L</text:span><text:span text:style-name="T399">ES ACTIONS DE JEU</text:span><text:span text:style-name="T11"> :</text:span></text:h>
      <text:p text:style-name="P19"><text:span text:style-name="T210">L</text:span><text:span text:style-name="T211">'engagement:</text:span><text:span text:style-name="T13"> </text:span><text:span text:style-name="T400">S</text:span><text:span text:style-name="T158">e joue à un ou deux dés,</text:span><text:span text:style-name="T255"> copie les r</text:span><text:span text:style-name="T400">è</text:span><text:span text:style-name="T255">gles du </text:span><text:span text:style-name="T158">jeu au pied, </text:span><text:span text:style-name="T159">redonne le ballon à l'équipe adverse </text:span><text:span text:style-name="T400">et ne demande pas de jouer de cartes</text:span><text:span text:style-name="T158">. </text:span></text:p>
      <text:p text:style-name="P19"><text:span text:style-name="T252">Tout comme </text:span><text:span text:style-name="T256">l</text:span><text:span text:style-name="T254">e renvoi aux 22m</text:span><text:span text:style-name="T252">, la relance ou le jeu simple à une carte seront les seuls jeux autorisés </text:span><text:span text:style-name="T253">ensuite</text:span><text:span text:style-name="T252">.</text:span><text:span text:style-name="T248"> </text:span><text:span text:style-name="T160">Attention à l'en-avant dans la zone d'en-but sur la ligne ou sur la ligne de but </text:span><text:span text:style-name="T401">suite à un engagement</text:span><text:span text:style-name="T160">. </text:span></text:p>
      <text:p text:style-name="P20"><text:span text:style-name="T160">Exemple : Suite à un double 6, l'équipe défendente commet un en-avant dans son en-but. Le jeu repart</text:span><text:span text:style-name="T161">ira </text:span><text:span text:style-name="T160">sur une mếlée à 5m </text:span><text:span text:style-name="T161">pour l'équipe qui </text:span><text:span text:style-name="T256">a</text:span><text:span text:style-name="T161"> frappé l'engagement.</text:span><text:span text:style-name="T158"><text:line-break/></text:span><text:span text:style-name="T11"><text:line-break/></text:span><text:span text:style-name="T212">L</text:span><text:span text:style-name="T183">a mélée : </text:span><text:span text:style-name="T162">Duel à un ou deux dés </text:span><text:span text:style-name="T249">sans cartes à jouer</text:span><text:span text:style-name="T162">, l'équipe qui </text:span><text:span text:style-name="T308">remporte le duel</text:span><text:span text:style-name="T162"> </text:span><text:span text:style-name="T308">par un double obtient une pénalité.</text:span><text:span text:style-name="T162"> </text:span></text:p>
      <text:p text:style-name="P20"><text:span text:style-name="T162">La mêlée est considérée comme </text:span><text:span text:style-name="T245">un </text:span><text:span text:style-name="T162">regroupement d'avant et demande la presence d'un numéro 9 pour assurer la transmision avec les lignes arrières si besoin. </text:span></text:p>
      <text:p text:style-name="P21"><text:span text:style-name="T213">Il est considéré que </text:span><text:span text:style-name="T214">suite à un gain en mêlée,</text:span><text:span text:style-name="T213"> les numéros 1 – </text:span><text:span text:style-name="T215">2 – 3 – 4 – 5 </text:span><text:span text:style-name="T213"><text:s/>ne pourront participer à quelconque combinaisons ou sortie de mếlée.</text:span><text:span text:style-name="T163"><text:line-break/></text:span><text:span text:style-name="T11"><text:line-break/></text:span><text:span text:style-name="T216">L</text:span><text:span text:style-name="T183">a touche :</text:span><text:span text:style-name="T11"> </text:span><text:span text:style-name="T164">Duel à un ou deux dés </text:span><text:span text:style-name="T250">sans cartes à jouer</text:span><text:span text:style-name="T164">, l'équipe qui remporte par une double valeur se voit attribuer une carte supplémentaire. </text:span><text:span text:style-name="T162">La </text:span><text:span text:style-name="T165">touche</text:span><text:span text:style-name="T162"> est considérée comme </text:span><text:span text:style-name="T245">un </text:span><text:span text:style-name="T162">regroupement d'avant et demande la presence d'un numéro 9 pour assurer la transmision avec les lignes arrières </text:span><text:span text:style-name="T165">au</text:span><text:span text:style-name="T162"> besoin. </text:span><text:span text:style-name="T245">Il ne sera pas possible d'enchainer un point de fixation suite à un gain en touche.<text:line-break/><text:line-break/></text:span><text:span text:style-name="T217">L</text:span><text:span text:style-name="T218">'interception :</text:span><text:span text:style-name="T30"> </text:span><text:span text:style-name="T246">Ce produit lorsque la défense pose un plaquage et affiche une double valeur. Le ballon est </text:span><text:span text:style-name="T247">alors </text:span><text:span text:style-name="T246">intercepté et la distance parcourue sera égale à la somme des dés. Le ballon chageant de mains, les deux équipes reprennent 6 cartes. Le jeu reprendra exceptionnellement par un plaquage </text:span><text:span text:style-name="T402">de</text:span><text:span text:style-name="T247"> l'équipe interceptée.</text:span><text:span text:style-name="T162"><text:line-break/><text:line-break/></text:span><text:span text:style-name="T219">L</text:span><text:span text:style-name="T211">e renvoi au 22</text:span><text:span text:style-name="T219">m </text:span><text:span text:style-name="T211">:</text:span><text:span text:style-name="T13"> </text:span><text:span text:style-name="T248">Se joue sur la ligne de 22m, redonne la balle à l'adversaire, </text:span><text:span text:style-name="T403">il </text:span><text:span text:style-name="T248">sera interpreté comme un jeu au pied </text:span><text:span text:style-name="T251">mais ne demande pas de jouer de cartes</text:span><text:span text:style-name="T248">. </text:span><text:span text:style-name="T252">Tout comme à l'engagment, la relance ou le jeu simple à une carte seront les seuls jeux autorisés </text:span><text:span text:style-name="T253">ensuite</text:span><text:span text:style-name="T252">.<text:line-break/><text:line-break/></text:span><text:span text:style-name="T220">L</text:span><text:span text:style-name="T211">'essai : </text:span><text:span text:style-name="T257">Rapporte 5 points, un essai est acco</text:span><text:span text:style-name="T263">r</text:span><text:span text:style-name="T257">dé lorsque une équipe </text:span><text:span text:style-name="T259">franchit</text:span><text:span text:style-name="T257"> la ligne d'en-but, </text:span><text:span text:style-name="T259"><text:s/></text:span><text:span text:style-name="T257">il est alors considéré que le ballon est applâti automatiquement. </text:span></text:p>
      <text:p text:style-name="P28"><text:span text:style-name="T267">Il n'est pas possible de défendre dans la zone d'en-but mais i</text:span><text:span text:style-name="T258">l sera </text:span><text:span text:style-name="T264">toutefois</text:span><text:span text:style-name="T258"> possible de </text:span><text:soft-page-break/><text:span text:style-name="T258">défendre si une action s'arrête sur la ligne d'en-but. </text:span></text:p>
      <text:p text:style-name="P29"><text:span text:style-name="T259">Voici quelques situations d'essais : <text:line-break/>Suite à une combinaison d'arrières, le numero 11 se </text:span><text:span text:style-name="T265">retrouve</text:span><text:span text:style-name="T259"> à 25m de la ligne, il part à la course et affiche un résultat de 6 et 2, il parcoure </text:span><text:span text:style-name="T265">alors</text:span><text:span text:style-name="T259"> 30m et franchit la ligne sans pouvoir être </text:span><text:span text:style-name="T265">plaqué</text:span><text:span text:style-name="T259">. Essai!</text:span></text:p>
      <text:p text:style-name="P29"><text:span text:style-name="T260">Suite à un gain en touche sur la ligne des 5m adverses, les numéros 5 et 8 forment un maul, avancent de 5m pour </text:span><text:span text:style-name="T266">se</text:span><text:span text:style-name="T260"> retrouver sur la ligne d'en-but, surgit alors le numero 9 qui avance et marque. Essai! </text:span></text:p>
      <text:p text:style-name="P30"><text:span text:style-name="T261">Suite à une course qui se termine à 10m de la ligne d'en-but, le duel de plaquage est dominé par l'attaque qui affiche </text:span><text:span text:style-name="T404">[ 6 ] [ 2 ].</text:span><text:span text:style-name="T261"> La défense conteste et se glisse dans la zone avec </text:span><text:span text:style-name="T405">[ 4 ]</text:span><text:span text:style-name="T261"> formant une nouvelle zone de conteste </text:span><text:span text:style-name="T405">[ 6 ] [ 4 ]</text:span><text:span text:style-name="T261">. L'attaque parvient alors à déblayer en égalant </text:span><text:span text:style-name="T262">la valeur </text:span><text:span text:style-name="T406">[ 4 ]</text:span><text:span text:style-name="T261"> et récupére la balle. </text:span><text:span text:style-name="T262">Suit un jeu simple aux cartes du numéros 12 qui avance de 10m et se retrouve sur la ligne d'essai. Un nouveau plaquage est posé par la défense qui lors du duel affiche un bon </text:span><text:span text:style-name="T407">[ 6 ] [ 5 ]</text:span><text:span text:style-name="T262"> mais se voit contrer par un </text:span><text:span text:style-name="T407">[ 2 ] [ 2 ]</text:span><text:span text:style-name="T262">. L'attaque pioche alors une nouvelle carte, lance </text:span><text:span text:style-name="T268">son</text:span><text:span text:style-name="T262"> numéro 2 qui franchit la ligne. Essai!<text:line-break/><text:line-break/></text:span><text:span text:style-name="T221">L</text:span><text:span text:style-name="T211">a transformation : </text:span><text:span text:style-name="T270">Fait suite à un essai, elle r</text:span><text:span text:style-name="T269">apporte 2 points, se joue par un duel à un ou deux dés et ne nécessite pas de jouer de cartes.<text:line-break/><text:line-break/></text:span><text:span text:style-name="T222">Les règle</text:span><text:span text:style-name="T223">s</text:span><text:span text:style-name="T222"> de la pénalité :</text:span><text:span text:style-name="T283"> Avant de jouer une des régles de la pénalités, les </text:span><text:span text:style-name="T408">deux</text:span><text:span text:style-name="T283"> équipes doivent avoir 6 cartes en mains.<text:line-break/><text:line-break/></text:span><text:span text:style-name="T224">L</text:span><text:span text:style-name="T211">a </text:span><text:span text:style-name="T225">coup de pied de pénalité</text:span><text:span text:style-name="T211"> :</text:span><text:span text:style-name="T13"> </text:span><text:span text:style-name="T271">Fait suite à une mise en hors-jeu en conclusion d'un conteste </text:span><text:span text:style-name="T277">ou d'u</text:span><text:span text:style-name="T271">n deblayage, la pénalité rapporte 3 points et se joue avec un ou deux dés sans jouer de cartes et redonne le ballon à l'équipe advese. Tout comme le drop, l'objectif est de franchir la ligne de but tout en passant entre les poteaux. </text:span><text:span text:style-name="T78"><text:s/>La somme des dés </text:span><text:span text:style-name="T271">sera</text:span><text:span text:style-name="T78"> additionnées pour <text:line-break/><text:line-break/>une valeur de 5m par unité. </text:span><text:span text:style-name="T79">Une double valeur ajoute 10m au résultat mais une valeur de 1 détourne l</text:span><text:span text:style-name="T80">e ballon</text:span><text:span text:style-name="T79"> de la cible. </text:span></text:p>
      <text:p text:style-name="P31"><text:span text:style-name="T271">Si la distance par</text:span><text:span text:style-name="T272">courue est trop courte, le jeu aux cartes reprendra à la tombée du ballon. <text:line-break/>Si la distance franchit la ligne mais est hors cible, l'équipe pourra soit applâtir dans sa zone d'en-but et repartir par un renvoi au 22m soit reprendre le jeu aux cartes.</text:span><text:span text:style-name="T273"> <text:line-break/><text:line-break/></text:span><text:span text:style-name="T226">La </text:span><text:span text:style-name="T227">penal-touche : </text:span><text:span text:style-name="T273">S</text:span><text:span text:style-name="T271">uite à une mise en hors-jeu en conclusion d'un conteste </text:span><text:span text:style-name="T276">ou d'</text:span><text:span text:style-name="T271">un deblayage, </text:span><text:span text:style-name="T273">l'équipe peut également choisir de repartir avec un coup de pied en touche </text:span><text:span text:style-name="T275">sans jouer de cartes</text:span><text:span text:style-name="T273">. </text:span></text:p>
      <text:p text:style-name="P32"><text:span text:style-name="T273">Se joue </text:span><text:span text:style-name="T274">à</text:span><text:span text:style-name="T273"> un ou deux dés </text:span><text:span text:style-name="T274">avec les régles d'un coup de pied en touche classique, à la différence prêt que la touche est toujours trouvée, et l'équipe qui vient de sortir la balle conserve la remise en jeu.<text:line-break/></text:span><text:soft-page-break/><text:span text:style-name="T274"><text:line-break/></text:span><text:span text:style-name="T228">L</text:span><text:span text:style-name="T227">a p</text:span><text:span text:style-name="T229">énalité à la main</text:span><text:span text:style-name="T227"> : </text:span><text:span text:style-name="T273">S</text:span><text:span text:style-name="T271">uite à une mise en hors-jeu en conclusion d'un conteste </text:span><text:span text:style-name="T276">ou d'</text:span><text:span text:style-name="T271">un deblayage, </text:span><text:span text:style-name="T273">l'équipe peut </text:span><text:span text:style-name="T278">tout aussi bien</text:span><text:span text:style-name="T273"> choisir de repartir </text:span><text:span text:style-name="T278">par un </text:span><text:span text:style-name="T279">jeu aux cartes initié par le numero 9. Seule le point de fixation, la suite d'avant</text:span><text:span text:style-name="T409">s. </text:span><text:span text:style-name="T279">la combinaison des arri</text:span><text:span text:style-name="T409">è</text:span><text:span text:style-name="T279">res </text:span><text:span text:style-name="T427">et la liaison de lignes </text:span><text:span text:style-name="T279">sont alors tolérés </text:span><text:span text:style-name="T426">et la défense pourra intervenir dés la premiére carte dans la zone des 22m</text:span><text:span text:style-name="T279">.<text:line-break/><text:line-break/></text:span><text:span text:style-name="T230">L</text:span><text:span text:style-name="T231">'avantage : </text:span><text:span text:style-name="T271">Fait suite à une mise en hors-jeu en conclusion d'un conteste </text:span><text:span text:style-name="T277">ou d'u</text:span><text:span text:style-name="T271">n deblayage </text:span><text:span text:style-name="T280">de la défense. L'attaque se voit attribuer un avantage, soit une carte supplémentaire et la possibilité de continuer le jeu aux cartes. </text:span></text:p>
      <text:p text:style-name="P32"><text:span text:style-name="T280">Il est alors considéré qui si l'attaque ne peut couvrir 10m supplémentaires ou ne peut marquer des points, </text:span><text:span text:style-name="T312">une pénalité sera sifflé et</text:span><text:span text:style-name="T280"> le </text:span><text:span text:style-name="T312">jeu repartira en l'endroit du hors-jeu</text:span><text:span text:style-name="T280">. </text:span></text:p>
      <text:p text:style-name="P46"><text:span text:style-name="T280">E</text:span><text:span text:style-name="T1">xemple : Suite à un hors-jeu de l'é</text:span><text:span text:style-name="T425">qui</text:span><text:span text:style-name="T1">pe adverse, l'attaque obtient une situation d'avantage, joue le numero 9 qui avance de 5m, pour une combinaision avec le numéro 10 qui tente alors un drop. Le drop ne trouvant pas cible, une pénalité est alors accordée à l'attaque à l'endroit du hors-jeu.</text:span></text:p>
      <text:p text:style-name="P33"><text:span text:style-name="T281">I</text:span><text:span text:style-name="T284">l</text:span><text:span text:style-name="T281"> n'est pas obligatoire de jouer la règle de l'avantage, le joueur peut alors décid</text:span><text:span text:style-name="T313">e</text:span><text:span text:style-name="T285">r </text:span><text:span text:style-name="T281">de faire valoir les règles de la pénalité. </text:span><text:span text:style-name="T282">Lorsque l'attaque se retrouve hors-jeu, la </text:span><text:span text:style-name="T285">défense ne peut <text:s/>bénéficier</text:span><text:span text:style-name="T282"> de l'avantag</text:span><text:span text:style-name="T285">e et </text:span><text:span text:style-name="T313">la pénalité sera automatiquement sifflée</text:span><text:span text:style-name="T282">.</text:span><text:span text:style-name="T15"><text:line-break/><text:line-break/></text:span><text:span text:style-name="T232">L</text:span><text:span text:style-name="T197">a marque :</text:span><text:span text:style-name="T25"> </text:span><text:span text:style-name="T286">Fait suite à un jeu au pied et demande à ce que la balle retombe dans les 22m de l'équipe adverse. Celle-ci pourra alors déclarer la marque, arretant le jeu </text:span><text:span text:style-name="T287">à la tombée du ballon</text:span><text:span text:style-name="T286">. Le jeu reprendra pour un coup de pied en touche ou un jeu au pied sans avoir ầ jouer de carte.<text:line-break/><text:line-break/></text:span><text:span text:style-name="T233">L</text:span><text:span text:style-name="T234">a reprise du jeu </text:span><text:span text:style-name="T235">à 5m de la ligne de but adverse : </text:span><text:span text:style-name="T288">Lorsque le jeu reprend à 5</text:span><text:span text:style-name="T289">m de la ligne de but suite à une touche, une mêlée ou un point de fixation, il est considéré que la défense pourra appliquer un plaquage même si la distance à parcourir franchit la ligne </text:span><text:span text:style-name="T290">de but</text:span><text:span text:style-name="T289">. </text:span></text:p>
      <text:p text:style-name="P33"><text:span text:style-name="T292">Par contre, d</text:span><text:span text:style-name="T289">ans le cas d'un gain en touche suivi d'un maul qui termine sur la ligne de but, un jeu de carte simple suffira </text:span><text:span text:style-name="T410">pour</text:span><text:span text:style-name="T289"> </text:span><text:span text:style-name="T411">conclure</text:span><text:span text:style-name="T289"> sans </text:span><text:span text:style-name="T291">défense possible</text:span><text:span text:style-name="T289">.</text:span><text:span text:style-name="T288"> </text:span></text:p>
      <text:p text:style-name="P34"><text:span text:style-name="T412"><text:line-break/></text:span><text:span text:style-name="T236">C</text:span><text:span text:style-name="T237">as particulier :</text:span><text:span text:style-name="T293"> Suite à un gain en touche sur la ligne des 10m adverse suivi d'un maul, le jeu de carte simple </text:span><text:span text:style-name="T294">ou de combinaison</text:span><text:span text:style-name="T293"> de pourra avancer de plus 5m, forçant le plaquage sur la ligne d'enbut.<text:line-break/><text:line-break/></text:span><text:span text:style-name="T238">L</text:span><text:span text:style-name="T239">a zone des 22m </text:span><text:span text:style-name="T240">et la defense :</text:span><text:span text:style-name="T244"> </text:span><text:span text:style-name="T413">I</text:span><text:span text:style-name="T295">l est admis que le plaquage sera autorisé à chaque carte jouée par l'attaque, </text:span><text:span text:style-name="T301">ormis le joker, </text:span><text:span text:style-name="T295">et ce même lors d'une combinaison </text:span><text:span text:style-name="T413">dans la zone des 22m adverses.</text:span></text:p>
      <text:p text:style-name="P34"><text:soft-page-break/><text:span text:style-name="T295">Exemple : Suit</text:span><text:span text:style-name="T296">e</text:span><text:span text:style-name="T295"> à un deblayage réussi à </text:span><text:span text:style-name="T297">40</text:span><text:span text:style-name="T295">m de la ligne adverse, le numéro 9 initie une combinaison </text:span><text:span text:style-name="T299">d'avant</text:span><text:span text:style-name="T414">s</text:span><text:span text:style-name="T299">. Il </text:span><text:span text:style-name="T295">se retrouve à 3</text:span><text:span text:style-name="T298">5</text:span><text:span text:style-name="T295">m, passe au numéro </text:span><text:span text:style-name="T298">2</text:span><text:span text:style-name="T295"> qui avance de 10m </text:span><text:span text:style-name="T298">puis passe au numéro 3 qui avance </text:span><text:span text:style-name="T300">également</text:span><text:span text:style-name="T298"> de 10m</text:span><text:span text:style-name="T295"> </text:span><text:span text:style-name="T298">pour </text:span><text:span text:style-name="T295">subi</text:span><text:span text:style-name="T298">r</text:span><text:span text:style-name="T295"> automatiquement le plaquage de la défense dans la mesure ou il se trouve dans la zone de 22m.</text:span></text:p>
      <text:p text:style-name="P22"><text:span text:style-name="T415">D</text:span><text:span text:style-name="T302">ans la mesure ou le joker ne </text:span><text:span text:style-name="T307">pourra</text:span><text:span text:style-name="T302"> être plaqu</text:span><text:span text:style-name="T307">é</text:span><text:span text:style-name="T302">, il sera tout à fait possilbe de jouer ceci : </text:span><text:span text:style-name="T415">S</text:span><text:span text:style-name="T302">uite un gain en touche à 15m de la ligne de but, l'attaque joue un joker qui initie une liaison de ligne et transmet au numéro 12 pour un jeu simple au</text:span><text:span text:style-name="T303">x</text:span><text:span text:style-name="T302"> cartes </text:span><text:span text:style-name="T305">(ici une avancée de 10m)</text:span><text:span text:style-name="T302">. </text:span><text:span text:style-name="T306">Le joker aurait trés bien pu initié une combinaison d'arriéres et transmettre au numéro 10 pour une tentative de drop.<text:line-break/><text:line-break/></text:span><text:span text:style-name="T241">L'en-but : </text:span><text:span text:style-name="T2">La zone d'essai commence par la ligne d'essai et mesure 1</text:span><text:span text:style-name="T416">5</text:span><text:span text:style-name="T2">m. <text:line-break/>Aplatir dans sa propre zone d'en-but oblige un renvoi aux 22m. <text:line-break/><text:line-break/></text:span><text:span text:style-name="T241">Ballon mort : </text:span><text:span text:style-name="T2">La ligne de fond de terrain définit le début de la zone de ballon mort ainsi qui les limites de touche de la zone d'en-but. Si le ballon se trouve en ballon mort, il y a renvoi aux 22</text:span><text:span text:style-name="T417">m pour l'équipe défendante.</text:span><text:span text:style-name="T2">. <text:line-break/></text:span><text:span text:style-name="T295"><text:line-break/><text:line-break/></text:span><text:span text:style-name="T318">DURÉE D’UNE PARTIE </text:span></text:p>
      <text:p text:style-name="P1"><text:span text:style-name="T428">Mode chrono :</text:span><text:span text:style-name="T432"> </text:span><text:span text:style-name="T435">Deux mi-temps de 10 minutes. </text:span><text:span text:style-name="T436"><text:line-break/><text:line-break/></text:span><text:span text:style-name="T428">F</text:span><text:span text:style-name="T431">in de période</text:span><text:span text:style-name="T428"> : </text:span><text:span text:style-name="T436">La fin de chaque période est déclarée lorsque le temps imparti est révolu et qu</text:span><text:span text:style-name="T438">e l'équipe en possession de la balle</text:span><text:span text:style-name="T436"> </text:span><text:span text:style-name="T437">confirme</text:span><text:span text:style-name="T436"> la fin de la période </text:span><text:span text:style-name="T439">ou</text:span><text:span text:style-name="T432"> lorsque la balle quitte le terrain ou encore suite à une tentative de transformation ou </text:span><text:span text:style-name="T439">un coup de pied</text:span><text:span text:style-name="T432"> de pénalité. <text:line-break/><text:line-break/></text:span><text:span text:style-name="T428">Continuité du jeu et le renouvellement des cartes : </text:span>Les <text:span text:style-name="T441">équipes renouvellent impérativement </text:span>leurs cartes lorsque le ballon change de mains <text:span text:style-name="T442">comme avant une mêlée, un touche ou une pénalité, suite à un jeu au pied, un tentative drop, </text:span>une pénalité <text:span text:style-name="T440">ou un point de fixation. </text:span>Au renouvellement de celles-ci, chaque joueur doit avoir 6 cartes en mains. </text:p>
      <text:p text:style-name="P2"><text:line-break/></text:p>
      <text:p text:style-name="P2"/>
      <text:p text:style-name="P2"><text:span text:style-name="T429">S</text:span><text:span text:style-name="T430">CRUMBALL-RUGBY</text:span><text:span text:style-name="T429"> : </text:span><text:span text:style-name="T433">con</text:span><text:span text:style-name="T434">ception</text:span><text:span text:style-name="T433"> </text:span><text:span text:style-name="T444">Arnaud Blaszkowsk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3T16:19:07.448237591</meta:creation-date>
    <dc:date>2015-01-02T15:10:20.433603393</dc:date>
    <meta:editing-duration>PT21H22M11S</meta:editing-duration>
    <meta:editing-cycles>794</meta:editing-cycles>
    <meta:generator>LibreOffice/4.2.7.2$Linux_X86_64 LibreOffice_project/420m0$Build-2</meta:generator>
    <meta:document-statistic meta:table-count="0" meta:image-count="0" meta:object-count="0" meta:page-count="11" meta:paragraph-count="87" meta:word-count="4674" meta:character-count="25116" meta:non-whitespace-character-count="20272"/>
  </office:meta>
</office:document-meta>
</file>